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69.17pt" svg:y="0pt">
            <loext:p draw:notify-on-update-of-ranges="Sheet1.D1:Sheet1.D1 Sheet1.D2:Sheet1.D357 Sheet1.F1:Sheet1.F1 Sheet1.F2:Sheet1.F3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Velocity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orque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.79" calcext:value-type="float">
            <text:p>78.79</text:p>
          </table:table-cell>
          <table:table-cell office:value-type="float" office:value="13.13" calcext:value-type="float">
            <text:p>13.13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9.31" calcext:value-type="float">
            <text:p>9.31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74.48" calcext:value-type="float">
            <text:p>74.48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9.31" calcext:value-type="float">
            <text:p>9.31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37.24" calcext:value-type="float">
            <text:p>37.24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83.79" calcext:value-type="float">
            <text:p>83.79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37.24" calcext:value-type="float">
            <text:p>37.2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65.17" calcext:value-type="float">
            <text:p>65.17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297.91" calcext:value-type="float">
            <text:p>297.91</text:p>
          </table:table-cell>
          <table:table-cell office:value-type="float" office:value="0.18" calcext:value-type="float">
            <text:p>0.18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9.31" calcext:value-type="float">
            <text:p>9.31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409.63" calcext:value-type="float">
            <text:p>409.63</text:p>
          </table:table-cell>
          <table:table-cell office:value-type="float" office:value="0.44" calcext:value-type="float">
            <text:p>0.44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27.93" calcext:value-type="float">
            <text:p>27.93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.27" calcext:value-type="float">
            <text:p>47.27</text:p>
          </table:table-cell>
          <table:table-cell office:value-type="float" office:value="7.88" calcext:value-type="float">
            <text:p>7.88</text:p>
          </table:table-cell>
          <table:table-cell office:value-type="float" office:value="111.72" calcext:value-type="float">
            <text:p>111.72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9.31" calcext:value-type="float">
            <text:p>9.31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242.05" calcext:value-type="float">
            <text:p>242.05</text:p>
          </table:table-cell>
          <table:table-cell office:value-type="float" office:value="0.44" calcext:value-type="float">
            <text:p>0.44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223.43" calcext:value-type="float">
            <text:p>223.43</text:p>
          </table:table-cell>
          <table:table-cell office:value-type="float" office:value="0.44" calcext:value-type="float">
            <text:p>0.44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18.62" calcext:value-type="float">
            <text:p>18.62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363.08" calcext:value-type="float">
            <text:p>363.08</text:p>
          </table:table-cell>
          <table:table-cell office:value-type="float" office:value="0.57" calcext:value-type="float">
            <text:p>0.57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74.48" calcext:value-type="float">
            <text:p>74.48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27.93" calcext:value-type="float">
            <text:p>27.93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130.34" calcext:value-type="float">
            <text:p>130.34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260.67" calcext:value-type="float">
            <text:p>260.67</text:p>
          </table:table-cell>
          <table:table-cell office:value-type="float" office:value="0.18" calcext:value-type="float">
            <text:p>0.18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.93" calcext:value-type="float">
            <text:p>27.9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353.77" calcext:value-type="float">
            <text:p>353.77</text:p>
          </table:table-cell>
          <table:table-cell office:value-type="float" office:value="0.44" calcext:value-type="float">
            <text:p>0.44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37.24" calcext:value-type="float">
            <text:p>37.2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9.65" calcext:value-type="float">
            <text:p>139.6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195.5" calcext:value-type="float">
            <text:p>195.5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65.17" calcext:value-type="float">
            <text:p>65.17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93.1" calcext:value-type="float">
            <text:p>93.1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74.48" calcext:value-type="float">
            <text:p>74.48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707.54" calcext:value-type="float">
            <text:p>707.54</text:p>
          </table:table-cell>
          <table:table-cell office:value-type="float" office:value="0.44" calcext:value-type="float">
            <text:p>0.44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/>
          <table:table-cell office:value-type="float" office:value="63.03" calcext:value-type="float">
            <text:p>63.03</text:p>
          </table:table-cell>
          <table:table-cell office:value-type="float" office:value="10.5" calcext:value-type="float">
            <text:p>10.5</text:p>
          </table:table-cell>
          <table:table-cell office:value-type="float" office:value="27.93" calcext:value-type="float">
            <text:p>27.93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.31" calcext:value-type="float">
            <text:p>9.3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223.43" calcext:value-type="float">
            <text:p>223.43</text:p>
          </table:table-cell>
          <table:table-cell office:value-type="float" office:value="0.44" calcext:value-type="float">
            <text:p>0.44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office:value-type="float" office:value="74.48" calcext:value-type="float">
            <text:p>74.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176.88" calcext:value-type="float">
            <text:p>176.88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242.05" calcext:value-type="float">
            <text:p>242.05</text:p>
          </table:table-cell>
          <table:table-cell office:value-type="float" office:value="0.18" calcext:value-type="float">
            <text:p>0.18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83.79" calcext:value-type="float">
            <text:p>83.79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121.03" calcext:value-type="float">
            <text:p>121.03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344.46" calcext:value-type="float">
            <text:p>344.46</text:p>
          </table:table-cell>
          <table:table-cell office:value-type="float" office:value="0.04" calcext:value-type="float">
            <text:p>0.04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660.99" calcext:value-type="float">
            <text:p>660.99</text:p>
          </table:table-cell>
          <table:table-cell office:value-type="float" office:value="0.44" calcext:value-type="float">
            <text:p>0.44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/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18.62" calcext:value-type="float">
            <text:p>18.62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372.39" calcext:value-type="float">
            <text:p>372.39</text:p>
          </table:table-cell>
          <table:table-cell office:value-type="float" office:value="0.44" calcext:value-type="float">
            <text:p>0.44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27.93" calcext:value-type="float">
            <text:p>27.93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46.55" calcext:value-type="float">
            <text:p>46.55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167.57" calcext:value-type="float">
            <text:p>167.57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37.24" calcext:value-type="float">
            <text:p>37.24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204.81" calcext:value-type="float">
            <text:p>204.81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.76" calcext:value-type="float">
            <text:p>15.76</text:p>
          </table:table-cell>
          <table:table-cell office:value-type="float" office:value="2.63" calcext:value-type="float">
            <text:p>2.63</text:p>
          </table:table-cell>
          <table:table-cell office:value-type="float" office:value="37.24" calcext:value-type="float">
            <text:p>37.24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242.05" calcext:value-type="float">
            <text:p>242.05</text:p>
          </table:table-cell>
          <table:table-cell office:value-type="float" office:value="0.44" calcext:value-type="float">
            <text:p>0.44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130.34" calcext:value-type="float">
            <text:p>130.34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18.62" calcext:value-type="float">
            <text:p>18.62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3.1" calcext:value-type="float">
            <text:p>93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372.39" calcext:value-type="float">
            <text:p>372.39</text:p>
          </table:table-cell>
          <table:table-cell office:value-type="float" office:value="0.44" calcext:value-type="float">
            <text:p>0.44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297.91" calcext:value-type="float">
            <text:p>297.91</text:p>
          </table:table-cell>
          <table:table-cell office:value-type="float" office:value="0.17" calcext:value-type="float">
            <text:p>0.17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4.81" calcext:value-type="float">
            <text:p>204.8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484.1" calcext:value-type="float">
            <text:p>484.1</text:p>
          </table:table-cell>
          <table:table-cell office:value-type="float" office:value="0.44" calcext:value-type="float">
            <text:p>0.44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/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46.55" calcext:value-type="float">
            <text:p>46.5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.24" calcext:value-type="float">
            <text:p>37.2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.76" calcext:value-type="float">
            <text:p>15.76</text:p>
          </table:table-cell>
          <table:table-cell office:value-type="float" office:value="2.63" calcext:value-type="float">
            <text:p>2.63</text:p>
          </table:table-cell>
          <table:table-cell office:value-type="float" office:value="623.75" calcext:value-type="float">
            <text:p>623.75</text:p>
          </table:table-cell>
          <table:table-cell office:value-type="float" office:value="0.58" calcext:value-type="float">
            <text:p>0.58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/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93.1" calcext:value-type="float">
            <text:p>93.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3.79" calcext:value-type="float">
            <text:p>83.7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167.57" calcext:value-type="float">
            <text:p>167.57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232.74" calcext:value-type="float">
            <text:p>232.74</text:p>
          </table:table-cell>
          <table:table-cell office:value-type="float" office:value="0.17" calcext:value-type="float">
            <text:p>0.17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111.72" calcext:value-type="float">
            <text:p>111.72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242.05" calcext:value-type="float">
            <text:p>242.05</text:p>
          </table:table-cell>
          <table:table-cell office:value-type="float" office:value="0.57" calcext:value-type="float">
            <text:p>0.57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288.6" calcext:value-type="float">
            <text:p>288.6</text:p>
          </table:table-cell>
          <table:table-cell office:value-type="float" office:value="0.18" calcext:value-type="float">
            <text:p>0.18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.72" calcext:value-type="float">
            <text:p>111.7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353.77" calcext:value-type="float">
            <text:p>353.77</text:p>
          </table:table-cell>
          <table:table-cell office:value-type="float" office:value="0.31" calcext:value-type="float">
            <text:p>0.31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63.03" calcext:value-type="float">
            <text:p>63.03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37.24" calcext:value-type="float">
            <text:p>37.24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.17" calcext:value-type="float">
            <text:p>65.1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186.19" calcext:value-type="float">
            <text:p>186.19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297.91" calcext:value-type="float">
            <text:p>297.91</text:p>
          </table:table-cell>
          <table:table-cell office:value-type="float" office:value="0.04" calcext:value-type="float">
            <text:p>0.04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921.66" calcext:value-type="float">
            <text:p>921.66</text:p>
          </table:table-cell>
          <table:table-cell office:value-type="float" office:value="0.31" calcext:value-type="float">
            <text:p>0.31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9.65" calcext:value-type="float">
            <text:p>139.6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223.43" calcext:value-type="float">
            <text:p>223.43</text:p>
          </table:table-cell>
          <table:table-cell office:value-type="float" office:value="0.44" calcext:value-type="float">
            <text:p>0.44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121.03" calcext:value-type="float">
            <text:p>121.03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74.48" calcext:value-type="float">
            <text:p>74.48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400.32" calcext:value-type="float">
            <text:p>400.32</text:p>
          </table:table-cell>
          <table:table-cell office:value-type="float" office:value="0.57" calcext:value-type="float">
            <text:p>0.57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214.12" calcext:value-type="float">
            <text:p>214.12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102.41" calcext:value-type="float">
            <text:p>102.41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27.93" calcext:value-type="float">
            <text:p>27.93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251.36" calcext:value-type="float">
            <text:p>251.36</text:p>
          </table:table-cell>
          <table:table-cell office:value-type="float" office:value="0.57" calcext:value-type="float">
            <text:p>0.57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269.98" calcext:value-type="float">
            <text:p>269.98</text:p>
          </table:table-cell>
          <table:table-cell office:value-type="float" office:value="0.44" calcext:value-type="float">
            <text:p>0.44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46.55" calcext:value-type="float">
            <text:p>46.55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242.05" calcext:value-type="float">
            <text:p>242.05</text:p>
          </table:table-cell>
          <table:table-cell office:value-type="float" office:value="0.57" calcext:value-type="float">
            <text:p>0.57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31.51" calcext:value-type="float">
            <text:p>31.51</text:p>
          </table:table-cell>
          <table:table-cell office:value-type="float" office:value="5.25" calcext:value-type="float">
            <text:p>5.25</text:p>
          </table:table-cell>
          <table:table-cell office:value-type="float" office:value="148.95" calcext:value-type="float">
            <text:p>148.95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297.91" calcext:value-type="float">
            <text:p>297.91</text:p>
          </table:table-cell>
          <table:table-cell office:value-type="float" office:value="0.31" calcext:value-type="float">
            <text:p>0.31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65.17" calcext:value-type="float">
            <text:p>65.17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716.85" calcext:value-type="float">
            <text:p>716.85</text:p>
          </table:table-cell>
          <table:table-cell office:value-type="float" office:value="0.31" calcext:value-type="float">
            <text:p>0.31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/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391.01" calcext:value-type="float">
            <text:p>391.01</text:p>
          </table:table-cell>
          <table:table-cell office:value-type="float" office:value="0.57" calcext:value-type="float">
            <text:p>0.57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102.41" calcext:value-type="float">
            <text:p>102.41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5.86" calcext:value-type="float">
            <text:p>55.8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232.74" calcext:value-type="float">
            <text:p>232.74</text:p>
          </table:table-cell>
          <table:table-cell office:value-type="float" office:value="0.44" calcext:value-type="float">
            <text:p>0.44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139.65" calcext:value-type="float">
            <text:p>139.65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.76" calcext:value-type="float">
            <text:p>15.76</text:p>
          </table:table-cell>
          <table:table-cell office:value-type="float" office:value="2.63" calcext:value-type="float">
            <text:p>2.63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195.5" calcext:value-type="float">
            <text:p>195.5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204.81" calcext:value-type="float">
            <text:p>204.81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223.43" calcext:value-type="float">
            <text:p>223.43</text:p>
          </table:table-cell>
          <table:table-cell office:value-type="float" office:value="0.31" calcext:value-type="float">
            <text:p>0.31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27.93" calcext:value-type="float">
            <text:p>27.93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6.19" calcext:value-type="float">
            <text:p>186.1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465.48" calcext:value-type="float">
            <text:p>465.48</text:p>
          </table:table-cell>
          <table:table-cell office:value-type="float" office:value="0.44" calcext:value-type="float">
            <text:p>0.44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/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office:value-type="float" office:value="46.55" calcext:value-type="float">
            <text:p>46.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0.34" calcext:value-type="float">
            <text:p>130.3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204.81" calcext:value-type="float">
            <text:p>204.81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office:value-type="float" office:value="55.86" calcext:value-type="float">
            <text:p>55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.76" calcext:value-type="float">
            <text:p>15.76</text:p>
          </table:table-cell>
          <table:table-cell office:value-type="float" office:value="2.63" calcext:value-type="float">
            <text:p>2.63</text:p>
          </table:table-cell>
          <table:table-cell office:value-type="float" office:value="325.84" calcext:value-type="float">
            <text:p>325.84</text:p>
          </table:table-cell>
          <table:table-cell office:value-type="float" office:value="0.58" calcext:value-type="float">
            <text:p>0.58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1.03" calcext:value-type="float">
            <text:p>121.03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539.96" calcext:value-type="float">
            <text:p>539.96</text:p>
          </table:table-cell>
          <table:table-cell office:value-type="float" office:value="0.18" calcext:value-type="float">
            <text:p>0.18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/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79.61" calcext:value-type="float">
            <text:p>679.61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381.7" calcext:value-type="float">
            <text:p>381.7</text:p>
          </table:table-cell>
          <table:table-cell office:value-type="float" office:value="0.18" calcext:value-type="float">
            <text:p>0.18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6.97" calcext:value-type="float">
            <text:p>-16.97</text:p>
          </table:table-cell>
          <table:table-cell office:value-type="float" office:value="-2.83" calcext:value-type="float">
            <text:p>-2.83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707.54" calcext:value-type="float">
            <text:p>707.54</text:p>
          </table:table-cell>
          <table:table-cell office:value-type="float" office:value="0.57" calcext:value-type="float">
            <text:p>0.57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/>
          <table:table-cell office:value-type="float" office:value="118.78" calcext:value-type="float">
            <text:p>118.78</text:p>
          </table:table-cell>
          <table:table-cell office:value-type="float" office:value="19.8" calcext:value-type="float">
            <text:p>19.8</text:p>
          </table:table-cell>
          <table:table-cell office:value-type="float" office:value="456.17" calcext:value-type="float">
            <text:p>456.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33.94" calcext:value-type="float">
            <text:p>-33.94</text:p>
          </table:table-cell>
          <table:table-cell office:value-type="float" office:value="-5.66" calcext:value-type="float">
            <text:p>-5.66</text:p>
          </table:table-cell>
          <table:table-cell office:value-type="float" office:value="363.08" calcext:value-type="float">
            <text:p>363.08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1582.65" calcext:value-type="float">
            <text:p>1582.65</text:p>
          </table:table-cell>
          <table:table-cell office:value-type="float" office:value="0.18" calcext:value-type="float">
            <text:p>0.18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/>
          <table:table-cell office:value-type="float" office:value="169.69" calcext:value-type="float">
            <text:p>169.69</text:p>
          </table:table-cell>
          <table:table-cell office:value-type="float" office:value="28.28" calcext:value-type="float">
            <text:p>28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6.97" calcext:value-type="float">
            <text:p>-16.97</text:p>
          </table:table-cell>
          <table:table-cell office:value-type="float" office:value="-2.83" calcext:value-type="float">
            <text:p>-2.83</text:p>
          </table:table-cell>
          <table:table-cell office:value-type="float" office:value="605.13" calcext:value-type="float">
            <text:p>605.13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660.99" calcext:value-type="float">
            <text:p>660.99</text:p>
          </table:table-cell>
          <table:table-cell office:value-type="float" office:value="0.18" calcext:value-type="float">
            <text:p>0.18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33.94" calcext:value-type="float">
            <text:p>-33.94</text:p>
          </table:table-cell>
          <table:table-cell office:value-type="float" office:value="-5.66" calcext:value-type="float">
            <text:p>-5.6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1452.31" calcext:value-type="float">
            <text:p>1452.31</text:p>
          </table:table-cell>
          <table:table-cell office:value-type="float" office:value="0.44" calcext:value-type="float">
            <text:p>0.44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/>
          <table:table-cell office:value-type="float" office:value="135.75" calcext:value-type="float">
            <text:p>135.75</text:p>
          </table:table-cell>
          <table:table-cell office:value-type="float" office:value="22.63" calcext:value-type="float">
            <text:p>22.63</text:p>
          </table:table-cell>
          <table:table-cell office:value-type="float" office:value="139.65" calcext:value-type="float">
            <text:p>139.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5.76" calcext:value-type="float">
            <text:p>-15.76</text:p>
          </table:table-cell>
          <table:table-cell office:value-type="float" office:value="-2.63" calcext:value-type="float">
            <text:p>-2.63</text:p>
          </table:table-cell>
          <table:table-cell office:value-type="float" office:value="605.13" calcext:value-type="float">
            <text:p>605.13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949.59" calcext:value-type="float">
            <text:p>949.59</text:p>
          </table:table-cell>
          <table:table-cell office:value-type="float" office:value="0.31" calcext:value-type="float">
            <text:p>0.31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27.93" calcext:value-type="float">
            <text:p>27.93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33.94" calcext:value-type="float">
            <text:p>-33.94</text:p>
          </table:table-cell>
          <table:table-cell office:value-type="float" office:value="-5.66" calcext:value-type="float">
            <text:p>-5.6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1498.86" calcext:value-type="float">
            <text:p>1498.86</text:p>
          </table:table-cell>
          <table:table-cell office:value-type="float" office:value="0.44" calcext:value-type="float">
            <text:p>0.44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/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office:value-type="float" office:value="83.79" calcext:value-type="float">
            <text:p>83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6.97" calcext:value-type="float">
            <text:p>-16.97</text:p>
          </table:table-cell>
          <table:table-cell office:value-type="float" office:value="-2.83" calcext:value-type="float">
            <text:p>-2.83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91.64" calcext:value-type="float">
            <text:p>1191.64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232.74" calcext:value-type="float">
            <text:p>232.74</text:p>
          </table:table-cell>
          <table:table-cell office:value-type="float" office:value="0.18" calcext:value-type="float">
            <text:p>0.18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33.94" calcext:value-type="float">
            <text:p>-33.94</text:p>
          </table:table-cell>
          <table:table-cell office:value-type="float" office:value="-5.66" calcext:value-type="float">
            <text:p>-5.66</text:p>
          </table:table-cell>
          <table:table-cell office:value-type="float" office:value="242.05" calcext:value-type="float">
            <text:p>242.05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1554.72" calcext:value-type="float">
            <text:p>1554.72</text:p>
          </table:table-cell>
          <table:table-cell office:value-type="float" office:value="0.05" calcext:value-type="float">
            <text:p>0.05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/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31.51" calcext:value-type="float">
            <text:p>-31.51</text:p>
          </table:table-cell>
          <table:table-cell office:value-type="float" office:value="-5.25" calcext:value-type="float">
            <text:p>-5.2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1750.22" calcext:value-type="float">
            <text:p>1750.22</text:p>
          </table:table-cell>
          <table:table-cell office:value-type="float" office:value="0.57" calcext:value-type="float">
            <text:p>0.57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/>
          <table:table-cell office:value-type="float" office:value="152.72" calcext:value-type="float">
            <text:p>152.72</text:p>
          </table:table-cell>
          <table:table-cell office:value-type="float" office:value="25.45" calcext:value-type="float">
            <text:p>25.45</text:p>
          </table:table-cell>
          <table:table-cell office:value-type="float" office:value="74.48" calcext:value-type="float">
            <text:p>74.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33.94" calcext:value-type="float">
            <text:p>-33.94</text:p>
          </table:table-cell>
          <table:table-cell office:value-type="float" office:value="-5.66" calcext:value-type="float">
            <text:p>-5.66</text:p>
          </table:table-cell>
          <table:table-cell office:value-type="float" office:value="297.91" calcext:value-type="float">
            <text:p>297.91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1443" calcext:value-type="float">
            <text:p>1443</text:p>
          </table:table-cell>
          <table:table-cell office:value-type="float" office:value="0.31" calcext:value-type="float">
            <text:p>0.31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/>
          <table:table-cell office:value-type="float" office:value="118.78" calcext:value-type="float">
            <text:p>118.78</text:p>
          </table:table-cell>
          <table:table-cell office:value-type="float" office:value="19.8" calcext:value-type="float">
            <text:p>19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6.97" calcext:value-type="float">
            <text:p>-16.97</text:p>
          </table:table-cell>
          <table:table-cell office:value-type="float" office:value="-2.83" calcext:value-type="float">
            <text:p>-2.83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77.52" calcext:value-type="float">
            <text:p>977.52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251.36" calcext:value-type="float">
            <text:p>251.36</text:p>
          </table:table-cell>
          <table:table-cell office:value-type="float" office:value="0.18" calcext:value-type="float">
            <text:p>0.18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.62" calcext:value-type="float">
            <text:p>18.6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577.2" calcext:value-type="float">
            <text:p>577.2</text:p>
          </table:table-cell>
          <table:table-cell office:value-type="float" office:value="0.57" calcext:value-type="float">
            <text:p>0.57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/>
          <table:table-cell office:value-type="float" office:value="47.27" calcext:value-type="float">
            <text:p>47.27</text:p>
          </table:table-cell>
          <table:table-cell office:value-type="float" office:value="7.88" calcext:value-type="float">
            <text:p>7.88</text:p>
          </table:table-cell>
          <table:table-cell office:value-type="float" office:value="214.12" calcext:value-type="float">
            <text:p>214.12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.93" calcext:value-type="float">
            <text:p>27.9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428.25" calcext:value-type="float">
            <text:p>428.25</text:p>
          </table:table-cell>
          <table:table-cell office:value-type="float" office:value="0.57" calcext:value-type="float">
            <text:p>0.57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493.41" calcext:value-type="float">
            <text:p>493.41</text:p>
          </table:table-cell>
          <table:table-cell office:value-type="float" office:value="0.18" calcext:value-type="float">
            <text:p>0.18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9.29" calcext:value-type="float">
            <text:p>279.2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539.96" calcext:value-type="float">
            <text:p>539.96</text:p>
          </table:table-cell>
          <table:table-cell office:value-type="float" office:value="0.57" calcext:value-type="float">
            <text:p>0.57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65.17" calcext:value-type="float">
            <text:p>65.1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9.31" calcext:value-type="float">
            <text:p>9.31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56.17" calcext:value-type="float">
            <text:p>456.1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158.26" calcext:value-type="float">
            <text:p>158.26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381.7" calcext:value-type="float">
            <text:p>381.7</text:p>
          </table:table-cell>
          <table:table-cell office:value-type="float" office:value="0.18" calcext:value-type="float">
            <text:p>0.18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.24" calcext:value-type="float">
            <text:p>37.2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986.83" calcext:value-type="float">
            <text:p>986.83</text:p>
          </table:table-cell>
          <table:table-cell office:value-type="float" office:value="0.44" calcext:value-type="float">
            <text:p>0.44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18.62" calcext:value-type="float">
            <text:p>18.62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5.86" calcext:value-type="float">
            <text:p>55.86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446.86" calcext:value-type="float">
            <text:p>446.86</text:p>
          </table:table-cell>
          <table:table-cell office:value-type="float" office:value="0.57" calcext:value-type="float">
            <text:p>0.57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/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167.57" calcext:value-type="float">
            <text:p>167.57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539.96" calcext:value-type="float">
            <text:p>539.96</text:p>
          </table:table-cell>
          <table:table-cell office:value-type="float" office:value="0.44" calcext:value-type="float">
            <text:p>0.44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232.74" calcext:value-type="float">
            <text:p>232.74</text:p>
          </table:table-cell>
          <table:table-cell office:value-type="float" office:value="0.57" calcext:value-type="float">
            <text:p>0.57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2.05" calcext:value-type="float">
            <text:p>242.05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.76" calcext:value-type="float">
            <text:p>15.76</text:p>
          </table:table-cell>
          <table:table-cell office:value-type="float" office:value="2.63" calcext:value-type="float">
            <text:p>2.63</text:p>
          </table:table-cell>
          <table:table-cell office:value-type="float" office:value="484.1" calcext:value-type="float">
            <text:p>484.1</text:p>
          </table:table-cell>
          <table:table-cell office:value-type="float" office:value="0.58" calcext:value-type="float">
            <text:p>0.58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7.57" calcext:value-type="float">
            <text:p>167.57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567.89" calcext:value-type="float">
            <text:p>567.89</text:p>
          </table:table-cell>
          <table:table-cell office:value-type="float" office:value="0.57" calcext:value-type="float">
            <text:p>0.57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418.94" calcext:value-type="float">
            <text:p>418.94</text:p>
          </table:table-cell>
          <table:table-cell office:value-type="float" office:value="0.57" calcext:value-type="float">
            <text:p>0.57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1.03" calcext:value-type="float">
            <text:p>121.03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633.06" calcext:value-type="float">
            <text:p>633.06</text:p>
          </table:table-cell>
          <table:table-cell office:value-type="float" office:value="0.57" calcext:value-type="float">
            <text:p>0.57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707.54" calcext:value-type="float">
            <text:p>707.54</text:p>
          </table:table-cell>
          <table:table-cell office:value-type="float" office:value="0.57" calcext:value-type="float">
            <text:p>0.57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93.1" calcext:value-type="float">
            <text:p>93.1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07.54" calcext:value-type="float">
            <text:p>707.54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5.45" calcext:value-type="float">
            <text:p>1005.45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335.15" calcext:value-type="float">
            <text:p>335.15</text:p>
          </table:table-cell>
          <table:table-cell office:value-type="float" office:value="0.57" calcext:value-type="float">
            <text:p>0.57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567.89" calcext:value-type="float">
            <text:p>567.89</text:p>
          </table:table-cell>
          <table:table-cell office:value-type="float" office:value="0.57" calcext:value-type="float">
            <text:p>0.57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.72" calcext:value-type="float">
            <text:p>111.72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63.71" calcext:value-type="float">
            <text:p>1163.71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4.46" calcext:value-type="float">
            <text:p>344.46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446.86" calcext:value-type="float">
            <text:p>446.86</text:p>
          </table:table-cell>
          <table:table-cell office:value-type="float" office:value="0.57" calcext:value-type="float">
            <text:p>0.57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9.29" calcext:value-type="float">
            <text:p>279.29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418.94" calcext:value-type="float">
            <text:p>418.94</text:p>
          </table:table-cell>
          <table:table-cell office:value-type="float" office:value="0.57" calcext:value-type="float">
            <text:p>0.57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3.43" calcext:value-type="float">
            <text:p>223.43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0.32" calcext:value-type="float">
            <text:p>400.32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512.03" calcext:value-type="float">
            <text:p>512.03</text:p>
          </table:table-cell>
          <table:table-cell office:value-type="float" office:value="0.57" calcext:value-type="float">
            <text:p>0.57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7.57" calcext:value-type="float">
            <text:p>167.57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223.43" calcext:value-type="float">
            <text:p>223.43</text:p>
          </table:table-cell>
          <table:table-cell office:value-type="float" office:value="0.57" calcext:value-type="float">
            <text:p>0.57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6.53" calcext:value-type="float">
            <text:p>316.53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176.88" calcext:value-type="float">
            <text:p>176.88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58.58" calcext:value-type="float">
            <text:p>558.58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.76" calcext:value-type="float">
            <text:p>15.76</text:p>
          </table:table-cell>
          <table:table-cell office:value-type="float" office:value="2.63" calcext:value-type="float">
            <text:p>2.63</text:p>
          </table:table-cell>
          <table:table-cell office:value-type="float" office:value="279.29" calcext:value-type="float">
            <text:p>279.29</text:p>
          </table:table-cell>
          <table:table-cell office:value-type="float" office:value="0.58" calcext:value-type="float">
            <text:p>0.58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8.23" calcext:value-type="float">
            <text:p>698.23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9.29" calcext:value-type="float">
            <text:p>279.29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307.22" calcext:value-type="float">
            <text:p>307.22</text:p>
          </table:table-cell>
          <table:table-cell office:value-type="float" office:value="0.57" calcext:value-type="float">
            <text:p>0.57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47.18" calcext:value-type="float">
            <text:p>847.18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2.74" calcext:value-type="float">
            <text:p>232.74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307.22" calcext:value-type="float">
            <text:p>307.22</text:p>
          </table:table-cell>
          <table:table-cell office:value-type="float" office:value="0.57" calcext:value-type="float">
            <text:p>0.57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33.06" calcext:value-type="float">
            <text:p>633.06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1.36" calcext:value-type="float">
            <text:p>251.36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8.6" calcext:value-type="float">
            <text:p>288.6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77.2" calcext:value-type="float">
            <text:p>577.2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.15" calcext:value-type="float">
            <text:p>335.15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325.84" calcext:value-type="float">
            <text:p>325.84</text:p>
          </table:table-cell>
          <table:table-cell office:value-type="float" office:value="0.57" calcext:value-type="float">
            <text:p>0.57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4.81" calcext:value-type="float">
            <text:p>204.81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0.32" calcext:value-type="float">
            <text:p>400.32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.15" calcext:value-type="float">
            <text:p>335.15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214.12" calcext:value-type="float">
            <text:p>214.12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418.94" calcext:value-type="float">
            <text:p>418.94</text:p>
          </table:table-cell>
          <table:table-cell office:value-type="float" office:value="0.57" calcext:value-type="float">
            <text:p>0.57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1.03" calcext:value-type="float">
            <text:p>121.03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3.43" calcext:value-type="float">
            <text:p>223.43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707.54" calcext:value-type="float">
            <text:p>707.54</text:p>
          </table:table-cell>
          <table:table-cell office:value-type="float" office:value="0.44" calcext:value-type="float">
            <text:p>0.44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.93" calcext:value-type="float">
            <text:p>27.9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47.18" calcext:value-type="float">
            <text:p>847.18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.76" calcext:value-type="float">
            <text:p>15.76</text:p>
          </table:table-cell>
          <table:table-cell office:value-type="float" office:value="2.63" calcext:value-type="float">
            <text:p>2.63</text:p>
          </table:table-cell>
          <table:table-cell office:value-type="float" office:value="316.53" calcext:value-type="float">
            <text:p>316.53</text:p>
          </table:table-cell>
          <table:table-cell office:value-type="float" office:value="0.58" calcext:value-type="float">
            <text:p>0.58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595.82" calcext:value-type="float">
            <text:p>595.82</text:p>
          </table:table-cell>
          <table:table-cell office:value-type="float" office:value="0.57" calcext:value-type="float">
            <text:p>0.57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2.41" calcext:value-type="float">
            <text:p>102.41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97.91" calcext:value-type="float">
            <text:p>297.91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82.33" calcext:value-type="float">
            <text:p>1182.33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2.39" calcext:value-type="float">
            <text:p>372.39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1.01" calcext:value-type="float">
            <text:p>391.01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642.37" calcext:value-type="float">
            <text:p>642.37</text:p>
          </table:table-cell>
          <table:table-cell office:value-type="float" office:value="0.57" calcext:value-type="float">
            <text:p>0.57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2.05" calcext:value-type="float">
            <text:p>242.05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74.79" calcext:value-type="float">
            <text:p>474.79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1.68" calcext:value-type="float">
            <text:p>651.68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77.2" calcext:value-type="float">
            <text:p>577.2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0.65" calcext:value-type="float">
            <text:p>530.65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58.58" calcext:value-type="float">
            <text:p>558.58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9.98" calcext:value-type="float">
            <text:p>269.98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58.58" calcext:value-type="float">
            <text:p>558.58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77.2" calcext:value-type="float">
            <text:p>577.2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195.5" calcext:value-type="float">
            <text:p>195.5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54.08" calcext:value-type="float">
            <text:p>754.08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1.68" calcext:value-type="float">
            <text:p>651.68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6.19" calcext:value-type="float">
            <text:p>186.19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5.47" calcext:value-type="float">
            <text:p>735.47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63.39" calcext:value-type="float">
            <text:p>763.39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3.43" calcext:value-type="float">
            <text:p>223.43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54.08" calcext:value-type="float">
            <text:p>754.08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.67" calcext:value-type="float">
            <text:p>260.67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14.44" calcext:value-type="float">
            <text:p>614.44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7.22" calcext:value-type="float">
            <text:p>307.22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2.72" calcext:value-type="float">
            <text:p>502.72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5.48" calcext:value-type="float">
            <text:p>465.48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1.01" calcext:value-type="float">
            <text:p>391.01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2.39" calcext:value-type="float">
            <text:p>372.39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.15" calcext:value-type="float">
            <text:p>335.15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4.1" calcext:value-type="float">
            <text:p>484.1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9.29" calcext:value-type="float">
            <text:p>279.29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2.05" calcext:value-type="float">
            <text:p>242.05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77.2" calcext:value-type="float">
            <text:p>577.2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186.19" calcext:value-type="float">
            <text:p>186.19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37.56" calcext:value-type="float">
            <text:p>437.56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1.68" calcext:value-type="float">
            <text:p>651.68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6.19" calcext:value-type="float">
            <text:p>186.19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5.47" calcext:value-type="float">
            <text:p>735.47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63.39" calcext:value-type="float">
            <text:p>763.39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4.12" calcext:value-type="float">
            <text:p>214.12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82.01" calcext:value-type="float">
            <text:p>782.01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8.23" calcext:value-type="float">
            <text:p>698.23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363.08" calcext:value-type="float">
            <text:p>363.08</text:p>
          </table:table-cell>
          <table:table-cell office:value-type="float" office:value="0.57" calcext:value-type="float">
            <text:p>0.57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9.29" calcext:value-type="float">
            <text:p>279.29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6.53" calcext:value-type="float">
            <text:p>316.53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56.17" calcext:value-type="float">
            <text:p>456.17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1.01" calcext:value-type="float">
            <text:p>391.01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2.39" calcext:value-type="float">
            <text:p>372.39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4.46" calcext:value-type="float">
            <text:p>344.46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4.1" calcext:value-type="float">
            <text:p>484.1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9.29" calcext:value-type="float">
            <text:p>279.29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1.36" calcext:value-type="float">
            <text:p>251.36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679.61" calcext:value-type="float">
            <text:p>679.61</text:p>
          </table:table-cell>
          <table:table-cell office:value-type="float" office:value="0.57" calcext:value-type="float">
            <text:p>0.57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3.1" calcext:value-type="float">
            <text:p>93.1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6.19" calcext:value-type="float">
            <text:p>186.19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79.61" calcext:value-type="float">
            <text:p>679.61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6.19" calcext:value-type="float">
            <text:p>186.19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54.08" calcext:value-type="float">
            <text:p>754.08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5.5" calcext:value-type="float">
            <text:p>195.5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19.25" calcext:value-type="float">
            <text:p>819.25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2.74" calcext:value-type="float">
            <text:p>232.74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1.36" calcext:value-type="float">
            <text:p>251.36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1.68" calcext:value-type="float">
            <text:p>651.68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97.91" calcext:value-type="float">
            <text:p>297.91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5.84" calcext:value-type="float">
            <text:p>325.84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4.1" calcext:value-type="float">
            <text:p>484.1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484.1" calcext:value-type="float">
            <text:p>484.1</text:p>
          </table:table-cell>
          <table:table-cell office:value-type="float" office:value="0.57" calcext:value-type="float">
            <text:p>0.57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3.43" calcext:value-type="float">
            <text:p>223.43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4.46" calcext:value-type="float">
            <text:p>344.46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74.79" calcext:value-type="float">
            <text:p>474.79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8.6" calcext:value-type="float">
            <text:p>288.6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9.27" calcext:value-type="float">
            <text:p>549.27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2.05" calcext:value-type="float">
            <text:p>242.05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23.75" calcext:value-type="float">
            <text:p>623.75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79.61" calcext:value-type="float">
            <text:p>679.61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297.91" calcext:value-type="float">
            <text:p>297.91</text:p>
          </table:table-cell>
          <table:table-cell office:value-type="float" office:value="0.57" calcext:value-type="float">
            <text:p>0.57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82.01" calcext:value-type="float">
            <text:p>782.01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1089.23" calcext:value-type="float">
            <text:p>1089.23</text:p>
          </table:table-cell>
          <table:table-cell office:value-type="float" office:value="0.57" calcext:value-type="float">
            <text:p>0.57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.72" calcext:value-type="float">
            <text:p>111.72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418.22pt" svg:y="14.88pt">
            <loext:p draw:notify-on-update-of-ranges="Sheet2.D1:Sheet2.D1 Sheet2.D2:Sheet2.D441 Sheet2.F1:Sheet2.F1 Sheet2.F2:Sheet2.F4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14.71pt" svg:y="283.29pt">
            <loext:p draw:notify-on-update-of-ranges="Sheet2.C1:Sheet2.C1 Sheet2.C2:Sheet2.C441 Sheet2.E2:Sheet2.E44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ime(sec)</text:p>
          </table:table-cell>
          <table:table-cell office:value-type="string" calcext:value-type="string">
            <text:p>Velocity(deg/sec)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current(ma)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orq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18.62" calcext:value-type="float">
            <text:p>18.62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]+0.01" office:value-type="float" office:value="0.01" calcext:value-type="float">
            <text:p>0.01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office:value-type="float" office:value="18.62" calcext:value-type="float">
            <text:p>18.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]+0.01" office:value-type="float" office:value="0.02" calcext:value-type="float">
            <text:p>0.02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]+0.01" office:value-type="float" office:value="0.03" calcext:value-type="float">
            <text:p>0.03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]+0.01" office:value-type="float" office:value="0.04" calcext:value-type="float">
            <text:p>0.04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18.62" calcext:value-type="float">
            <text:p>18.62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]+0.01" office:value-type="float" office:value="0.05" calcext:value-type="float">
            <text:p>0.05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office:value-type="float" office:value="18.62" calcext:value-type="float">
            <text:p>18.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7]+0.01" office:value-type="float" office:value="0.06" calcext:value-type="float">
            <text:p>0.06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]+0.01" office:value-type="float" office:value="0.07" calcext:value-type="float">
            <text:p>0.07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]+0.01" office:value-type="float" office:value="0.08" calcext:value-type="float">
            <text:p>0.08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18.62" calcext:value-type="float">
            <text:p>18.62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]+0.01" office:value-type="float" office:value="0.09" calcext:value-type="float">
            <text:p>0.09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office:value-type="float" office:value="18.62" calcext:value-type="float">
            <text:p>18.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]+0.01" office:value-type="float" office:value="0.1" calcext:value-type="float">
            <text:p>0.1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]+0.01" office:value-type="float" office:value="0.11" calcext:value-type="float">
            <text:p>0.11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]+0.01" office:value-type="float" office:value="0.12" calcext:value-type="float">
            <text:p>0.12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]+0.01" office:value-type="float" office:value="0.13" calcext:value-type="float">
            <text:p>0.13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]+0.01" office:value-type="float" office:value="0.14" calcext:value-type="float">
            <text:p>0.14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6]+0.01" office:value-type="float" office:value="0.15" calcext:value-type="float">
            <text:p>0.15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7]+0.01" office:value-type="float" office:value="0.16" calcext:value-type="float">
            <text:p>0.16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8]+0.01" office:value-type="float" office:value="0.17" calcext:value-type="float">
            <text:p>0.17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9]+0.01" office:value-type="float" office:value="0.18" calcext:value-type="float">
            <text:p>0.18</text:p>
          </table:table-cell>
          <table:table-cell office:value-type="float" office:value="78.79" calcext:value-type="float">
            <text:p>78.79</text:p>
          </table:table-cell>
          <table:table-cell office:value-type="float" office:value="13.13" calcext:value-type="float">
            <text:p>13.13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0]+0.01" office:value-type="float" office:value="0.19" calcext:value-type="float">
            <text:p>0.19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1]+0.01" office:value-type="float" office:value="0.2" calcext:value-type="float">
            <text:p>0.2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2]+0.01" office:value-type="float" office:value="0.21" calcext:value-type="float">
            <text:p>0.21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3]+0.01" office:value-type="float" office:value="0.22" calcext:value-type="float">
            <text:p>0.22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4]+0.01" office:value-type="float" office:value="0.23" calcext:value-type="float">
            <text:p>0.23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5]+0.01" office:value-type="float" office:value="0.24" calcext:value-type="float">
            <text:p>0.24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6]+0.01" office:value-type="float" office:value="0.25" calcext:value-type="float">
            <text:p>0.25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office:value-type="float" office:value="9.31" calcext:value-type="float">
            <text:p>9.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]+0.01" office:value-type="float" office:value="0.26" calcext:value-type="float">
            <text:p>0.26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8]+0.01" office:value-type="float" office:value="0.27" calcext:value-type="float">
            <text:p>0.27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9]+0.01" office:value-type="float" office:value="0.28" calcext:value-type="float">
            <text:p>0.28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0]+0.01" office:value-type="float" office:value="0.29" calcext:value-type="float">
            <text:p>0.29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9.31" calcext:value-type="float">
            <text:p>9.31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1]+0.01" office:value-type="float" office:value="0.3" calcext:value-type="float">
            <text:p>0.3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2]+0.01" office:value-type="float" office:value="0.31" calcext:value-type="float">
            <text:p>0.31</text:p>
          </table:table-cell>
          <table:table-cell office:value-type="float" office:value="94.54" calcext:value-type="float">
            <text:p>94.54</text:p>
          </table:table-cell>
          <table:table-cell office:value-type="float" office:value="15.76" calcext:value-type="float">
            <text:p>15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3]+0.01" office:value-type="float" office:value="0.32" calcext:value-type="float">
            <text:p>0.32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4]+0.01" office:value-type="float" office:value="0.33" calcext:value-type="float">
            <text:p>0.33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5]+0.01" office:value-type="float" office:value="0.34" calcext:value-type="float">
            <text:p>0.34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6]+0.01" office:value-type="float" office:value="0.35" calcext:value-type="float">
            <text:p>0.35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7]+0.01" office:value-type="float" office:value="0.36" calcext:value-type="float">
            <text:p>0.36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8]+0.01" office:value-type="float" office:value="0.37" calcext:value-type="float">
            <text:p>0.37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9]+0.01" office:value-type="float" office:value="0.38" calcext:value-type="float">
            <text:p>0.38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0]+0.01" office:value-type="float" office:value="0.39" calcext:value-type="float">
            <text:p>0.39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1]+0.01" office:value-type="float" office:value="0.4" calcext:value-type="float">
            <text:p>0.4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2]+0.01" office:value-type="float" office:value="0.41" calcext:value-type="float">
            <text:p>0.41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3]+0.01" office:value-type="float" office:value="0.42" calcext:value-type="float">
            <text:p>0.42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4]+0.01" office:value-type="float" office:value="0.43" calcext:value-type="float">
            <text:p>0.43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5]+0.01" office:value-type="float" office:value="0.44" calcext:value-type="float">
            <text:p>0.44</text:p>
          </table:table-cell>
          <table:table-cell office:value-type="float" office:value="78.79" calcext:value-type="float">
            <text:p>78.79</text:p>
          </table:table-cell>
          <table:table-cell office:value-type="float" office:value="13.13" calcext:value-type="float">
            <text:p>13.13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6]+0.01" office:value-type="float" office:value="0.45" calcext:value-type="float">
            <text:p>0.45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7]+0.01" office:value-type="float" office:value="0.46" calcext:value-type="float">
            <text:p>0.46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8]+0.01" office:value-type="float" office:value="0.47" calcext:value-type="float">
            <text:p>0.47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9]+0.01" office:value-type="float" office:value="0.48" calcext:value-type="float">
            <text:p>0.48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0]+0.01" office:value-type="float" office:value="0.49" calcext:value-type="float">
            <text:p>0.49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1]+0.01" office:value-type="float" office:value="0.5" calcext:value-type="float">
            <text:p>0.5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2]+0.01" office:value-type="float" office:value="0.51" calcext:value-type="float">
            <text:p>0.51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102.41" calcext:value-type="float">
            <text:p>102.41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3]+0.01" office:value-type="float" office:value="0.52" calcext:value-type="float">
            <text:p>0.52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54]+0.01" office:value-type="float" office:value="0.53" calcext:value-type="float">
            <text:p>0.53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55]+0.01" office:value-type="float" office:value="0.54" calcext:value-type="float">
            <text:p>0.54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6]+0.01" office:value-type="float" office:value="0.55" calcext:value-type="float">
            <text:p>0.55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7]+0.01" office:value-type="float" office:value="0.56" calcext:value-type="float">
            <text:p>0.56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8]+0.01" office:value-type="float" office:value="0.57" calcext:value-type="float">
            <text:p>0.57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9]+0.01" office:value-type="float" office:value="0.58" calcext:value-type="float">
            <text:p>0.58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0]+0.01" office:value-type="float" office:value="0.59" calcext:value-type="float">
            <text:p>0.59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1]+0.01" office:value-type="float" office:value="0.6" calcext:value-type="float">
            <text:p>0.6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62]+0.01" office:value-type="float" office:value="0.61" calcext:value-type="float">
            <text:p>0.61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3]+0.01" office:value-type="float" office:value="0.62" calcext:value-type="float">
            <text:p>0.62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4]+0.01" office:value-type="float" office:value="0.63" calcext:value-type="float">
            <text:p>0.63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5]+0.01" office:value-type="float" office:value="0.64" calcext:value-type="float">
            <text:p>0.64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6]+0.01" office:value-type="float" office:value="0.65" calcext:value-type="float">
            <text:p>0.65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7]+0.01" office:value-type="float" office:value="0.66" calcext:value-type="float">
            <text:p>0.66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9.31" calcext:value-type="float">
            <text:p>9.3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8]+0.01" office:value-type="float" office:value="0.67" calcext:value-type="float">
            <text:p>0.67</text:p>
          </table:table-cell>
          <table:table-cell office:value-type="float" office:value="63.03" calcext:value-type="float">
            <text:p>63.03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9]+0.01" office:value-type="float" office:value="0.68" calcext:value-type="float">
            <text:p>0.68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55.86" calcext:value-type="float">
            <text:p>55.86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0]+0.01" office:value-type="float" office:value="0.69" calcext:value-type="float">
            <text:p>0.69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71]+0.01" office:value-type="float" office:value="0.7" calcext:value-type="float">
            <text:p>0.7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2]+0.01" office:value-type="float" office:value="0.71" calcext:value-type="float">
            <text:p>0.71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3]+0.01" office:value-type="float" office:value="0.72" calcext:value-type="float">
            <text:p>0.72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4]+0.01" office:value-type="float" office:value="0.73" calcext:value-type="float">
            <text:p>0.73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5]+0.01" office:value-type="float" office:value="0.74" calcext:value-type="float">
            <text:p>0.74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65.17" calcext:value-type="float">
            <text:p>65.17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6]+0.01" office:value-type="float" office:value="0.75" calcext:value-type="float">
            <text:p>0.75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77]+0.01" office:value-type="float" office:value="0.76" calcext:value-type="float">
            <text:p>0.76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8]+0.01" office:value-type="float" office:value="0.77" calcext:value-type="float">
            <text:p>0.77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9]+0.01" office:value-type="float" office:value="0.78" calcext:value-type="float">
            <text:p>0.78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0]+0.01" office:value-type="float" office:value="0.790000000000001" calcext:value-type="float">
            <text:p>0.79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1]+0.01" office:value-type="float" office:value="0.8" calcext:value-type="float">
            <text:p>0.8</text:p>
          </table:table-cell>
          <table:table-cell office:value-type="float" office:value="47.27" calcext:value-type="float">
            <text:p>47.27</text:p>
          </table:table-cell>
          <table:table-cell office:value-type="float" office:value="7.88" calcext:value-type="float">
            <text:p>7.88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2]+0.01" office:value-type="float" office:value="0.810000000000001" calcext:value-type="float">
            <text:p>0.81</text:p>
          </table:table-cell>
          <table:table-cell office:value-type="float" office:value="118.78" calcext:value-type="float">
            <text:p>118.78</text:p>
          </table:table-cell>
          <table:table-cell office:value-type="float" office:value="19.8" calcext:value-type="float">
            <text:p>19.8</text:p>
          </table:table-cell>
          <table:table-cell office:value-type="float" office:value="27.93" calcext:value-type="float">
            <text:p>27.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83]+0.01" office:value-type="float" office:value="0.82" calcext:value-type="float">
            <text:p>0.82</text:p>
          </table:table-cell>
          <table:table-cell office:value-type="float" office:value="135.75" calcext:value-type="float">
            <text:p>135.75</text:p>
          </table:table-cell>
          <table:table-cell office:value-type="float" office:value="22.63" calcext:value-type="float">
            <text:p>22.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84]+0.01" office:value-type="float" office:value="0.83" calcext:value-type="float">
            <text:p>0.83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5]+0.01" office:value-type="float" office:value="0.84" calcext:value-type="float">
            <text:p>0.84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6]+0.01" office:value-type="float" office:value="0.850000000000001" calcext:value-type="float">
            <text:p>0.85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7]+0.01" office:value-type="float" office:value="0.860000000000001" calcext:value-type="float">
            <text:p>0.86</text:p>
          </table:table-cell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8]+0.01" office:value-type="float" office:value="0.87" calcext:value-type="float">
            <text:p>0.87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office:value-type="float" office:value="37.24" calcext:value-type="float">
            <text:p>37.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89]+0.01" office:value-type="float" office:value="0.88" calcext:value-type="float">
            <text:p>0.88</text:p>
          </table:table-cell>
          <table:table-cell office:value-type="float" office:value="135.75" calcext:value-type="float">
            <text:p>135.75</text:p>
          </table:table-cell>
          <table:table-cell office:value-type="float" office:value="22.63" calcext:value-type="float">
            <text:p>22.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90]+0.01" office:value-type="float" office:value="0.890000000000001" calcext:value-type="float">
            <text:p>0.89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91]+0.01" office:value-type="float" office:value="0.900000000000001" calcext:value-type="float">
            <text:p>0.9</text:p>
          </table:table-cell>
          <table:table-cell office:value-type="float" office:value="118.78" calcext:value-type="float">
            <text:p>118.78</text:p>
          </table:table-cell>
          <table:table-cell office:value-type="float" office:value="19.8" calcext:value-type="float">
            <text:p>19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92]+0.01" office:value-type="float" office:value="0.910000000000001" calcext:value-type="float">
            <text:p>0.91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3]+0.01" office:value-type="float" office:value="0.92" calcext:value-type="float">
            <text:p>0.92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4]+0.01" office:value-type="float" office:value="0.930000000000001" calcext:value-type="float">
            <text:p>0.93</text:p>
          </table:table-cell>
          <table:table-cell office:value-type="float" office:value="63.03" calcext:value-type="float">
            <text:p>63.03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5]+0.01" office:value-type="float" office:value="0.940000000000001" calcext:value-type="float">
            <text:p>0.94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6]+0.01" office:value-type="float" office:value="0.950000000000001" calcext:value-type="float">
            <text:p>0.95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7]+0.01" office:value-type="float" office:value="0.960000000000001" calcext:value-type="float">
            <text:p>0.96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8]+0.01" office:value-type="float" office:value="0.970000000000001" calcext:value-type="float">
            <text:p>0.97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9]+0.01" office:value-type="float" office:value="0.980000000000001" calcext:value-type="float">
            <text:p>0.98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0]+0.01" office:value-type="float" office:value="0.990000000000001" calcext:value-type="float">
            <text:p>0.99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1]+0.01" office:value-type="float" office:value="1" calcext:value-type="float">
            <text:p>1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102]+0.01" office:value-type="float" office:value="1.01" calcext:value-type="float">
            <text:p>1.01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103]+0.01" office:value-type="float" office:value="1.02" calcext:value-type="float">
            <text:p>1.02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4]+0.01" office:value-type="float" office:value="1.03" calcext:value-type="float">
            <text:p>1.03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5]+0.01" office:value-type="float" office:value="1.04" calcext:value-type="float">
            <text:p>1.04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6]+0.01" office:value-type="float" office:value="1.05" calcext:value-type="float">
            <text:p>1.05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7]+0.01" office:value-type="float" office:value="1.06" calcext:value-type="float">
            <text:p>1.06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18.62" calcext:value-type="float">
            <text:p>18.62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8]+0.01" office:value-type="float" office:value="1.07" calcext:value-type="float">
            <text:p>1.07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9]+0.01" office:value-type="float" office:value="1.08" calcext:value-type="float">
            <text:p>1.08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0]+0.01" office:value-type="float" office:value="1.09" calcext:value-type="float">
            <text:p>1.09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1]+0.01" office:value-type="float" office:value="1.1" calcext:value-type="float">
            <text:p>1.1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2]+0.01" office:value-type="float" office:value="1.11" calcext:value-type="float">
            <text:p>1.11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3]+0.01" office:value-type="float" office:value="1.12" calcext:value-type="float">
            <text:p>1.12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4]+0.01" office:value-type="float" office:value="1.13" calcext:value-type="float">
            <text:p>1.13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5]+0.01" office:value-type="float" office:value="1.14" calcext:value-type="float">
            <text:p>1.14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6]+0.01" office:value-type="float" office:value="1.15" calcext:value-type="float">
            <text:p>1.15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7]+0.01" office:value-type="float" office:value="1.16" calcext:value-type="float">
            <text:p>1.16</text:p>
          </table:table-cell>
          <table:table-cell office:value-type="float" office:value="47.27" calcext:value-type="float">
            <text:p>47.27</text:p>
          </table:table-cell>
          <table:table-cell office:value-type="float" office:value="7.88" calcext:value-type="float">
            <text:p>7.88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8]+0.01" office:value-type="float" office:value="1.17" calcext:value-type="float">
            <text:p>1.17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9]+0.01" office:value-type="float" office:value="1.18" calcext:value-type="float">
            <text:p>1.18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0]+0.01" office:value-type="float" office:value="1.19" calcext:value-type="float">
            <text:p>1.19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1]+0.01" office:value-type="float" office:value="1.2" calcext:value-type="float">
            <text:p>1.2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2]+0.01" office:value-type="float" office:value="1.21" calcext:value-type="float">
            <text:p>1.21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3]+0.01" office:value-type="float" office:value="1.22" calcext:value-type="float">
            <text:p>1.22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46.55" calcext:value-type="float">
            <text:p>46.5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4]+0.01" office:value-type="float" office:value="1.23" calcext:value-type="float">
            <text:p>1.23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125]+0.01" office:value-type="float" office:value="1.24" calcext:value-type="float">
            <text:p>1.24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6]+0.01" office:value-type="float" office:value="1.25" calcext:value-type="float">
            <text:p>1.25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7]+0.01" office:value-type="float" office:value="1.26" calcext:value-type="float">
            <text:p>1.26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37.24" calcext:value-type="float">
            <text:p>37.2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8]+0.01" office:value-type="float" office:value="1.27" calcext:value-type="float">
            <text:p>1.27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9]+0.01" office:value-type="float" office:value="1.28" calcext:value-type="float">
            <text:p>1.28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0]+0.01" office:value-type="float" office:value="1.29" calcext:value-type="float">
            <text:p>1.29</text:p>
          </table:table-cell>
          <table:table-cell office:value-type="float" office:value="47.27" calcext:value-type="float">
            <text:p>47.27</text:p>
          </table:table-cell>
          <table:table-cell office:value-type="float" office:value="7.88" calcext:value-type="float">
            <text:p>7.88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1]+0.01" office:value-type="float" office:value="1.3" calcext:value-type="float">
            <text:p>1.3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158.26" calcext:value-type="float">
            <text:p>158.2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2]+0.01" office:value-type="float" office:value="1.31" calcext:value-type="float">
            <text:p>1.31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3]+0.01" office:value-type="float" office:value="1.32" calcext:value-type="float">
            <text:p>1.32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4]+0.01" office:value-type="float" office:value="1.33" calcext:value-type="float">
            <text:p>1.33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5]+0.01" office:value-type="float" office:value="1.34" calcext:value-type="float">
            <text:p>1.34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9.31" calcext:value-type="float">
            <text:p>9.31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6]+0.01" office:value-type="float" office:value="1.35" calcext:value-type="float">
            <text:p>1.35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7]+0.01" office:value-type="float" office:value="1.36" calcext:value-type="float">
            <text:p>1.36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8]+0.01" office:value-type="float" office:value="1.37" calcext:value-type="float">
            <text:p>1.37</text:p>
          </table:table-cell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9]+0.01" office:value-type="float" office:value="1.38" calcext:value-type="float">
            <text:p>1.38</text:p>
          </table:table-cell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9.31" calcext:value-type="float">
            <text:p>9.31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0]+0.01" office:value-type="float" office:value="1.39" calcext:value-type="float">
            <text:p>1.39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office:value-type="float" office:value="121.03" calcext:value-type="float">
            <text:p>121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1]+0.01" office:value-type="float" office:value="1.4" calcext:value-type="float">
            <text:p>1.4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2]+0.01" office:value-type="float" office:value="1.41" calcext:value-type="float">
            <text:p>1.41</text:p>
          </table:table-cell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65.17" calcext:value-type="float">
            <text:p>65.17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3]+0.01" office:value-type="float" office:value="1.42" calcext:value-type="float">
            <text:p>1.42</text:p>
          </table:table-cell>
          <table:table-cell office:value-type="float" office:value="63.03" calcext:value-type="float">
            <text:p>63.03</text:p>
          </table:table-cell>
          <table:table-cell office:value-type="float" office:value="10.5" calcext:value-type="float">
            <text:p>10.5</text:p>
          </table:table-cell>
          <table:table-cell office:value-type="float" office:value="102.41" calcext:value-type="float">
            <text:p>102.41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4]+0.01" office:value-type="float" office:value="1.43" calcext:value-type="float">
            <text:p>1.43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5]+0.01" office:value-type="float" office:value="1.44" calcext:value-type="float">
            <text:p>1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6]+0.01" office:value-type="float" office:value="1.45" calcext:value-type="float">
            <text:p>1.45</text:p>
          </table:table-cell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251.36" calcext:value-type="float">
            <text:p>251.36</text:p>
          </table:table-cell>
          <table:table-cell office:value-type="float" office:value="0.44" calcext:value-type="float">
            <text:p>0.44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table:formula="of:=[.A147]+0.01" office:value-type="float" office:value="1.46" calcext:value-type="float">
            <text:p>1.46</text:p>
          </table:table-cell>
          <table:table-cell office:value-type="float" office:value="135.75" calcext:value-type="float">
            <text:p>135.75</text:p>
          </table:table-cell>
          <table:table-cell office:value-type="float" office:value="22.63" calcext:value-type="float">
            <text:p>22.63</text:p>
          </table:table-cell>
          <table:table-cell office:value-type="float" office:value="46.55" calcext:value-type="float">
            <text:p>46.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8]+0.01" office:value-type="float" office:value="1.47" calcext:value-type="float">
            <text:p>1.47</text:p>
          </table:table-cell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9]+0.01" office:value-type="float" office:value="1.48" calcext:value-type="float">
            <text:p>1.48</text:p>
          </table:table-cell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232.74" calcext:value-type="float">
            <text:p>232.74</text:p>
          </table:table-cell>
          <table:table-cell office:value-type="float" office:value="0.57" calcext:value-type="float">
            <text:p>0.57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table:formula="of:=[.A150]+0.01" office:value-type="float" office:value="1.49" calcext:value-type="float">
            <text:p>1.49</text:p>
          </table:table-cell>
          <table:table-cell office:value-type="float" office:value="135.75" calcext:value-type="float">
            <text:p>135.75</text:p>
          </table:table-cell>
          <table:table-cell office:value-type="float" office:value="22.63" calcext:value-type="float">
            <text:p>22.63</text:p>
          </table:table-cell>
          <table:table-cell office:value-type="float" office:value="83.79" calcext:value-type="float">
            <text:p>83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1]+0.01" office:value-type="float" office:value="1.5" calcext:value-type="float">
            <text:p>1.5</text:p>
          </table:table-cell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2]+0.01" office:value-type="float" office:value="1.51" calcext:value-type="float">
            <text:p>1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.74" calcext:value-type="float">
            <text:p>232.7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3]+0.01" office:value-type="float" office:value="1.52" calcext:value-type="float">
            <text:p>1.52</text:p>
          </table:table-cell>
          <table:table-cell office:value-type="float" office:value="118.78" calcext:value-type="float">
            <text:p>118.78</text:p>
          </table:table-cell>
          <table:table-cell office:value-type="float" office:value="19.8" calcext:value-type="float">
            <text:p>19.8</text:p>
          </table:table-cell>
          <table:table-cell office:value-type="float" office:value="130.34" calcext:value-type="float">
            <text:p>130.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4]+0.01" office:value-type="float" office:value="1.53" calcext:value-type="float">
            <text:p>1.53</text:p>
          </table:table-cell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5]+0.01" office:value-type="float" office:value="1.54" calcext:value-type="float">
            <text:p>1.54</text:p>
          </table:table-cell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46.55" calcext:value-type="float">
            <text:p>46.55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6]+0.01" office:value-type="float" office:value="1.55" calcext:value-type="float">
            <text:p>1.55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46.55" calcext:value-type="float">
            <text:p>46.55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7]+0.01" office:value-type="float" office:value="1.56" calcext:value-type="float">
            <text:p>1.56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8]+0.01" office:value-type="float" office:value="1.57" calcext:value-type="float">
            <text:p>1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9]+0.01" office:value-type="float" office:value="1.58" calcext:value-type="float">
            <text:p>1.58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121.03" calcext:value-type="float">
            <text:p>121.03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60]+0.01" office:value-type="float" office:value="1.59" calcext:value-type="float">
            <text:p>1.59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office:value-type="float" office:value="37.24" calcext:value-type="float">
            <text:p>37.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1]+0.01"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62]+0.01" office:value-type="float" office:value="1.61" calcext:value-type="float">
            <text:p>1.61</text:p>
          </table:table-cell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158.26" calcext:value-type="float">
            <text:p>158.26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63]+0.01" office:value-type="float" office:value="1.62" calcext:value-type="float">
            <text:p>1.62</text:p>
          </table:table-cell>
          <table:table-cell office:value-type="float" office:value="135.75" calcext:value-type="float">
            <text:p>135.75</text:p>
          </table:table-cell>
          <table:table-cell office:value-type="float" office:value="22.63" calcext:value-type="float">
            <text:p>22.63</text:p>
          </table:table-cell>
          <table:table-cell office:value-type="float" office:value="204.81" calcext:value-type="float">
            <text:p>204.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4]+0.01" office:value-type="float" office:value="1.63" calcext:value-type="float">
            <text:p>1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65]+0.01" office:value-type="float" office:value="1.64" calcext:value-type="float">
            <text:p>1.64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409.63" calcext:value-type="float">
            <text:p>409.63</text:p>
          </table:table-cell>
          <table:table-cell office:value-type="float" office:value="0.31" calcext:value-type="float">
            <text:p>0.31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table:formula="of:=[.A166]+0.01" office:value-type="float" office:value="1.65" calcext:value-type="float">
            <text:p>1.65</text:p>
          </table:table-cell>
          <table:table-cell office:value-type="float" office:value="78.79" calcext:value-type="float">
            <text:p>78.79</text:p>
          </table:table-cell>
          <table:table-cell office:value-type="float" office:value="13.13" calcext:value-type="float">
            <text:p>13.13</text:p>
          </table:table-cell>
          <table:table-cell office:value-type="float" office:value="18.62" calcext:value-type="float">
            <text:p>18.62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67]+0.01" office:value-type="float" office:value="1.66" calcext:value-type="float">
            <text:p>1.66</text:p>
          </table:table-cell>
          <table:table-cell office:value-type="float" office:value="-16.97" calcext:value-type="float">
            <text:p>-16.97</text:p>
          </table:table-cell>
          <table:table-cell office:value-type="float" office:value="-2.83" calcext:value-type="float">
            <text:p>-2.83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68]+0.01" office:value-type="float" office:value="1.67" calcext:value-type="float">
            <text:p>1.67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968.21" calcext:value-type="float">
            <text:p>968.21</text:p>
          </table:table-cell>
          <table:table-cell office:value-type="float" office:value="0.18" calcext:value-type="float">
            <text:p>0.18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table:formula="of:=[.A169]+0.01" office:value-type="float" office:value="1.68" calcext:value-type="float">
            <text:p>1.68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office:value-type="float" office:value="9.31" calcext:value-type="float">
            <text:p>9.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0]+0.01" office:value-type="float" office:value="1.69" calcext:value-type="float">
            <text:p>1.69</text:p>
          </table:table-cell>
          <table:table-cell office:value-type="float" office:value="-33.94" calcext:value-type="float">
            <text:p>-33.94</text:p>
          </table:table-cell>
          <table:table-cell office:value-type="float" office:value="-5.66" calcext:value-type="float">
            <text:p>-5.6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71]+0.01" office:value-type="float" office:value="1.7" calcext:value-type="float">
            <text:p>1.7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1843.32" calcext:value-type="float">
            <text:p>1843.32</text:p>
          </table:table-cell>
          <table:table-cell office:value-type="float" office:value="0.05" calcext:value-type="float">
            <text:p>0.05</text:p>
          </table:table-cell>
          <table:table-cell office:value-type="float" office:value="50.4" calcext:value-type="float">
            <text:p>50.4</text:p>
          </table:table-cell>
        </table:table-row>
        <table:table-row table:style-name="ro1">
          <table:table-cell table:formula="of:=[.A172]+0.01" office:value-type="float" office:value="1.71" calcext:value-type="float">
            <text:p>1.71</text:p>
          </table:table-cell>
          <table:table-cell office:value-type="float" office:value="135.75" calcext:value-type="float">
            <text:p>135.75</text:p>
          </table:table-cell>
          <table:table-cell office:value-type="float" office:value="22.63" calcext:value-type="float">
            <text:p>22.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173]+0.01" office:value-type="float" office:value="1.72" calcext:value-type="float">
            <text:p>1.72</text:p>
          </table:table-cell>
          <table:table-cell office:value-type="float" office:value="-50.91" calcext:value-type="float">
            <text:p>-50.91</text:p>
          </table:table-cell>
          <table:table-cell office:value-type="float" office:value="-8.48" calcext:value-type="float">
            <text:p>-8.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74]+0.01" office:value-type="float" office:value="1.73" calcext:value-type="float">
            <text:p>1.73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office:value-type="float" office:value="1359.21" calcext:value-type="float">
            <text:p>1359.21</text:p>
          </table:table-cell>
          <table:table-cell office:value-type="float" office:value="0" calcext:value-type="float">
            <text:p>0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 table:formula="of:=[.A175]+0.01" office:value-type="float" office:value="1.74" calcext:value-type="float">
            <text:p>1.74</text:p>
          </table:table-cell>
          <table:table-cell office:value-type="float" office:value="118.78" calcext:value-type="float">
            <text:p>118.78</text:p>
          </table:table-cell>
          <table:table-cell office:value-type="float" office:value="19.8" calcext:value-type="float">
            <text:p>19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176]+0.01" office:value-type="float" office:value="1.75" calcext:value-type="float">
            <text:p>1.75</text:p>
          </table:table-cell>
          <table:table-cell office:value-type="float" office:value="-50.91" calcext:value-type="float">
            <text:p>-50.91</text:p>
          </table:table-cell>
          <table:table-cell office:value-type="float" office:value="-8.48" calcext:value-type="float">
            <text:p>-8.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77]+0.01" office:value-type="float" office:value="1.76" calcext:value-type="float">
            <text:p>1.76</text:p>
          </table:table-cell>
          <table:table-cell office:value-type="float" office:value="118.78" calcext:value-type="float">
            <text:p>118.78</text:p>
          </table:table-cell>
          <table:table-cell office:value-type="float" office:value="19.8" calcext:value-type="float">
            <text:p>19.8</text:p>
          </table:table-cell>
          <table:table-cell office:value-type="float" office:value="1564.03" calcext:value-type="float">
            <text:p>1564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8]+0.01" office:value-type="float" office:value="1.77" calcext:value-type="float">
            <text:p>1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22.63" calcext:value-type="float">
            <text:p>22.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179]+0.01" office:value-type="float" office:value="1.78" calcext:value-type="float">
            <text:p>1.78</text:p>
          </table:table-cell>
          <table:table-cell office:value-type="float" office:value="-63.03" calcext:value-type="float">
            <text:p>-63.03</text:p>
          </table:table-cell>
          <table:table-cell office:value-type="float" office:value="-10.5" calcext:value-type="float">
            <text:p>-1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80]+0.01" office:value-type="float" office:value="1.79" calcext:value-type="float">
            <text:p>1.79</text:p>
          </table:table-cell>
          <table:table-cell office:value-type="float" office:value="118.78" calcext:value-type="float">
            <text:p>118.78</text:p>
          </table:table-cell>
          <table:table-cell office:value-type="float" office:value="19.8" calcext:value-type="float">
            <text:p>19.8</text:p>
          </table:table-cell>
          <table:table-cell office:value-type="float" office:value="2001.58" calcext:value-type="float">
            <text:p>2001.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1]+0.01" office:value-type="float" office:value="1.8" calcext:value-type="float">
            <text:p>1.8</text:p>
          </table:table-cell>
          <table:table-cell office:value-type="float" office:value="118.78" calcext:value-type="float">
            <text:p>118.78</text:p>
          </table:table-cell>
          <table:table-cell office:value-type="float" office:value="19.8" calcext:value-type="float">
            <text:p>19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182]+0.01" office:value-type="float" office:value="1.81" calcext:value-type="float">
            <text:p>1.81</text:p>
          </table:table-cell>
          <table:table-cell office:value-type="float" office:value="-50.91" calcext:value-type="float">
            <text:p>-50.91</text:p>
          </table:table-cell>
          <table:table-cell office:value-type="float" office:value="-8.48" calcext:value-type="float">
            <text:p>-8.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83]+0.01" office:value-type="float" office:value="1.82" calcext:value-type="float">
            <text:p>1.82</text:p>
          </table:table-cell>
          <table:table-cell office:value-type="float" office:value="135.75" calcext:value-type="float">
            <text:p>135.75</text:p>
          </table:table-cell>
          <table:table-cell office:value-type="float" office:value="22.63" calcext:value-type="float">
            <text:p>22.63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table:formula="of:=[.A184]+0.01" office:value-type="float" office:value="1.83" calcext:value-type="float">
            <text:p>1.83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185]+0.01" office:value-type="float" office:value="1.84" calcext:value-type="float">
            <text:p>1.84</text:p>
          </table:table-cell>
          <table:table-cell office:value-type="float" office:value="-50.91" calcext:value-type="float">
            <text:p>-50.91</text:p>
          </table:table-cell>
          <table:table-cell office:value-type="float" office:value="-8.48" calcext:value-type="float">
            <text:p>-8.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86]+0.01" office:value-type="float" office:value="1.85" calcext:value-type="float">
            <text:p>1.85</text:p>
          </table:table-cell>
          <table:table-cell office:value-type="float" office:value="135.75" calcext:value-type="float">
            <text:p>135.75</text:p>
          </table:table-cell>
          <table:table-cell office:value-type="float" office:value="22.63" calcext:value-type="float">
            <text:p>22.63</text:p>
          </table:table-cell>
          <table:table-cell office:value-type="float" office:value="1824.7" calcext:value-type="float">
            <text:p>1824.7</text:p>
          </table:table-cell>
          <table:table-cell office:value-type="float" office:value="0" calcext:value-type="float">
            <text:p>0</text:p>
          </table:table-cell>
          <table:table-cell office:value-type="float" office:value="45.36" calcext:value-type="float">
            <text:p>45.36</text:p>
          </table:table-cell>
        </table:table-row>
        <table:table-row table:style-name="ro1">
          <table:table-cell table:formula="of:=[.A187]+0.01" office:value-type="float" office:value="1.86" calcext:value-type="float">
            <text:p>1.86</text:p>
          </table:table-cell>
          <table:table-cell office:value-type="float" office:value="152.72" calcext:value-type="float">
            <text:p>152.72</text:p>
          </table:table-cell>
          <table:table-cell office:value-type="float" office:value="25.45" calcext:value-type="float">
            <text:p>25.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188]+0.01" office:value-type="float" office:value="1.87" calcext:value-type="float">
            <text:p>1.87</text:p>
          </table:table-cell>
          <table:table-cell office:value-type="float" office:value="-33.94" calcext:value-type="float">
            <text:p>-33.94</text:p>
          </table:table-cell>
          <table:table-cell office:value-type="float" office:value="-5.66" calcext:value-type="float">
            <text:p>-5.66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89]+0.01" office:value-type="float" office:value="1.88" calcext:value-type="float">
            <text:p>1.88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office:value-type="float" office:value="1368.52" calcext:value-type="float">
            <text:p>1368.52</text:p>
          </table:table-cell>
          <table:table-cell office:value-type="float" office:value="0" calcext:value-type="float">
            <text:p>0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 table:formula="of:=[.A190]+0.01" office:value-type="float" office:value="1.89" calcext:value-type="float">
            <text:p>1.89</text:p>
          </table:table-cell>
          <table:table-cell office:value-type="float" office:value="118.78" calcext:value-type="float">
            <text:p>118.78</text:p>
          </table:table-cell>
          <table:table-cell office:value-type="float" office:value="19.8" calcext:value-type="float">
            <text:p>19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191]+0.01" office:value-type="float" office:value="1.9" calcext:value-type="float">
            <text:p>1.9</text:p>
          </table:table-cell>
          <table:table-cell office:value-type="float" office:value="-50.91" calcext:value-type="float">
            <text:p>-50.91</text:p>
          </table:table-cell>
          <table:table-cell office:value-type="float" office:value="-8.48" calcext:value-type="float">
            <text:p>-8.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92]+0.01" office:value-type="float" office:value="1.91" calcext:value-type="float">
            <text:p>1.91</text:p>
          </table:table-cell>
          <table:table-cell office:value-type="float" office:value="110.3" calcext:value-type="float">
            <text:p>110.3</text:p>
          </table:table-cell>
          <table:table-cell office:value-type="float" office:value="18.38" calcext:value-type="float">
            <text:p>18.38</text:p>
          </table:table-cell>
          <table:table-cell office:value-type="float" office:value="1889.87" calcext:value-type="float">
            <text:p>1889.87</text:p>
          </table:table-cell>
          <table:table-cell office:value-type="float" office:value="0" calcext:value-type="float">
            <text:p>0</text:p>
          </table:table-cell>
          <table:table-cell office:value-type="float" office:value="50.4" calcext:value-type="float">
            <text:p>50.4</text:p>
          </table:table-cell>
        </table:table-row>
        <table:table-row table:style-name="ro1">
          <table:table-cell table:formula="of:=[.A193]+0.01" office:value-type="float" office:value="1.92" calcext:value-type="float">
            <text:p>1.92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94]+0.01" office:value-type="float" office:value="1.93" calcext:value-type="float">
            <text:p>1.93</text:p>
          </table:table-cell>
          <table:table-cell office:value-type="float" office:value="-67.88" calcext:value-type="float">
            <text:p>-67.88</text:p>
          </table:table-cell>
          <table:table-cell office:value-type="float" office:value="-11.31" calcext:value-type="float">
            <text:p>-11.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95]+0.01" office:value-type="float" office:value="1.94" calcext:value-type="float">
            <text:p>1.94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1508.17" calcext:value-type="float">
            <text:p>1508.17</text:p>
          </table:table-cell>
          <table:table-cell office:value-type="float" office:value="0.31" calcext:value-type="float">
            <text:p>0.31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 table:formula="of:=[.A196]+0.01" office:value-type="float" office:value="1.95" calcext:value-type="float">
            <text:p>1.95</text:p>
          </table:table-cell>
          <table:table-cell office:value-type="float" office:value="135.75" calcext:value-type="float">
            <text:p>135.75</text:p>
          </table:table-cell>
          <table:table-cell office:value-type="float" office:value="22.63" calcext:value-type="float">
            <text:p>22.63</text:p>
          </table:table-cell>
          <table:table-cell office:value-type="float" office:value="74.48" calcext:value-type="float">
            <text:p>74.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7]+0.01" office:value-type="float" office:value="1.96" calcext:value-type="float">
            <text:p>1.96</text:p>
          </table:table-cell>
          <table:table-cell office:value-type="float" office:value="-33.94" calcext:value-type="float">
            <text:p>-33.94</text:p>
          </table:table-cell>
          <table:table-cell office:value-type="float" office:value="-5.66" calcext:value-type="float">
            <text:p>-5.6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98]+0.01" office:value-type="float" office:value="1.97" calcext:value-type="float">
            <text:p>1.97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1359.21" calcext:value-type="float">
            <text:p>1359.21</text:p>
          </table:table-cell>
          <table:table-cell office:value-type="float" office:value="0.18" calcext:value-type="float">
            <text:p>0.18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 table:formula="of:=[.A199]+0.01" office:value-type="float" office:value="1.98" calcext:value-type="float">
            <text:p>1.98</text:p>
          </table:table-cell>
          <table:table-cell office:value-type="float" office:value="135.75" calcext:value-type="float">
            <text:p>135.75</text:p>
          </table:table-cell>
          <table:table-cell office:value-type="float" office:value="22.63" calcext:value-type="float">
            <text:p>22.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200]+0.01" office:value-type="float" office:value="1.99" calcext:value-type="float">
            <text:p>1.99</text:p>
          </table:table-cell>
          <table:table-cell office:value-type="float" office:value="-50.91" calcext:value-type="float">
            <text:p>-50.91</text:p>
          </table:table-cell>
          <table:table-cell office:value-type="float" office:value="-8.48" calcext:value-type="float">
            <text:p>-8.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01]+0.01" office:value-type="float" office:value="2" calcext:value-type="float">
            <text:p>2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1731.6" calcext:value-type="float">
            <text:p>1731.6</text:p>
          </table:table-cell>
          <table:table-cell office:value-type="float" office:value="0.18" calcext:value-type="float">
            <text:p>0.18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 table:formula="of:=[.A202]+0.01" office:value-type="float" office:value="2.01" calcext:value-type="float">
            <text:p>2.01</text:p>
          </table:table-cell>
          <table:table-cell office:value-type="float" office:value="169.69" calcext:value-type="float">
            <text:p>169.69</text:p>
          </table:table-cell>
          <table:table-cell office:value-type="float" office:value="28.28" calcext:value-type="float">
            <text:p>28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203]+0.01" office:value-type="float" office:value="2.02" calcext:value-type="float">
            <text:p>2.02</text:p>
          </table:table-cell>
          <table:table-cell office:value-type="float" office:value="-33.94" calcext:value-type="float">
            <text:p>-33.94</text:p>
          </table:table-cell>
          <table:table-cell office:value-type="float" office:value="-5.66" calcext:value-type="float">
            <text:p>-5.66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04]+0.01" office:value-type="float" office:value="2.03" calcext:value-type="float">
            <text:p>2.03</text:p>
          </table:table-cell>
          <table:table-cell office:value-type="float" office:value="118.78" calcext:value-type="float">
            <text:p>118.78</text:p>
          </table:table-cell>
          <table:table-cell office:value-type="float" office:value="19.8" calcext:value-type="float">
            <text:p>19.8</text:p>
          </table:table-cell>
          <table:table-cell office:value-type="float" office:value="1294.05" calcext:value-type="float">
            <text:p>1294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5]+0.01" office:value-type="float" office:value="2.04" calcext:value-type="float">
            <text:p>2.04</text:p>
          </table:table-cell>
          <table:table-cell office:value-type="float" office:value="152.72" calcext:value-type="float">
            <text:p>152.72</text:p>
          </table:table-cell>
          <table:table-cell office:value-type="float" office:value="25.45" calcext:value-type="float">
            <text:p>25.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206]+0.01" office:value-type="float" office:value="2.05" calcext:value-type="float">
            <text:p>2.05</text:p>
          </table:table-cell>
          <table:table-cell office:value-type="float" office:value="-16.97" calcext:value-type="float">
            <text:p>-16.97</text:p>
          </table:table-cell>
          <table:table-cell office:value-type="float" office:value="-2.83" calcext:value-type="float">
            <text:p>-2.83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07]+0.01" office:value-type="float" office:value="2.06" calcext:value-type="float">
            <text:p>2.06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549.27" calcext:value-type="float">
            <text:p>549.27</text:p>
          </table:table-cell>
          <table:table-cell office:value-type="float" office:value="0.04" calcext:value-type="float">
            <text:p>0.04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table:formula="of:=[.A208]+0.01" office:value-type="float" office:value="2.07" calcext:value-type="float">
            <text:p>2.07</text:p>
          </table:table-cell>
          <table:table-cell office:value-type="float" office:value="118.78" calcext:value-type="float">
            <text:p>118.78</text:p>
          </table:table-cell>
          <table:table-cell office:value-type="float" office:value="19.8" calcext:value-type="float">
            <text:p>19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209]+0.01" office:value-type="float" office:value="2.08" calcext:value-type="float">
            <text:p>2.08</text:p>
          </table:table-cell>
          <table:table-cell office:value-type="float" office:value="-33.94" calcext:value-type="float">
            <text:p>-33.94</text:p>
          </table:table-cell>
          <table:table-cell office:value-type="float" office:value="-5.66" calcext:value-type="float">
            <text:p>-5.6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10]+0.01" office:value-type="float" office:value="2.09" calcext:value-type="float">
            <text:p>2.09</text:p>
          </table:table-cell>
          <table:table-cell office:value-type="float" office:value="135.75" calcext:value-type="float">
            <text:p>135.75</text:p>
          </table:table-cell>
          <table:table-cell office:value-type="float" office:value="22.63" calcext:value-type="float">
            <text:p>22.63</text:p>
          </table:table-cell>
          <table:table-cell office:value-type="float" office:value="1536.1" calcext:value-type="float">
            <text:p>1536.1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table:formula="of:=[.A211]+0.01" office:value-type="float" office:value="2.1" calcext:value-type="float">
            <text:p>2.1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212]+0.01" office:value-type="float" office:value="2.11" calcext:value-type="float">
            <text:p>2.11</text:p>
          </table:table-cell>
          <table:table-cell office:value-type="float" office:value="-16.97" calcext:value-type="float">
            <text:p>-16.97</text:p>
          </table:table-cell>
          <table:table-cell office:value-type="float" office:value="-2.83" calcext:value-type="float">
            <text:p>-2.83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13]+0.01" office:value-type="float" office:value="2.12" calcext:value-type="float">
            <text:p>2.12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688.92" calcext:value-type="float">
            <text:p>688.92</text:p>
          </table:table-cell>
          <table:table-cell office:value-type="float" office:value="0.04" calcext:value-type="float">
            <text:p>0.04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table:formula="of:=[.A214]+0.01" office:value-type="float" office:value="2.13" calcext:value-type="float">
            <text:p>2.13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15]+0.01" office:value-type="float" office:value="2.14" calcext:value-type="float">
            <text:p>2.14</text:p>
          </table:table-cell>
          <table:table-cell office:value-type="float" office:value="-15.76" calcext:value-type="float">
            <text:p>-15.76</text:p>
          </table:table-cell>
          <table:table-cell office:value-type="float" office:value="-2.63" calcext:value-type="float">
            <text:p>-2.63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16]+0.01" office:value-type="float" office:value="2.15" calcext:value-type="float">
            <text:p>2.15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921.66" calcext:value-type="float">
            <text:p>921.66</text:p>
          </table:table-cell>
          <table:table-cell office:value-type="float" office:value="0.04" calcext:value-type="float">
            <text:p>0.04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table:formula="of:=[.A217]+0.01" office:value-type="float" office:value="2.16" calcext:value-type="float">
            <text:p>2.16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218]+0.01" office:value-type="float" office:value="2.17" calcext:value-type="float">
            <text:p>2.17</text:p>
          </table:table-cell>
          <table:table-cell office:value-type="float" office:value="-16.97" calcext:value-type="float">
            <text:p>-16.97</text:p>
          </table:table-cell>
          <table:table-cell office:value-type="float" office:value="-2.83" calcext:value-type="float">
            <text:p>-2.83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19]+0.01" office:value-type="float" office:value="2.18" calcext:value-type="float">
            <text:p>2.18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1051.99" calcext:value-type="float">
            <text:p>1051.99</text:p>
          </table:table-cell>
          <table:table-cell office:value-type="float" office:value="0.04" calcext:value-type="float">
            <text:p>0.04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table:formula="of:=[.A220]+0.01" office:value-type="float" office:value="2.19" calcext:value-type="float">
            <text:p>2.19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221]+0.01" office:value-type="float" office:value="2.2" calcext:value-type="float">
            <text:p>2.2</text:p>
          </table:table-cell>
          <table:table-cell office:value-type="float" office:value="-33.94" calcext:value-type="float">
            <text:p>-33.94</text:p>
          </table:table-cell>
          <table:table-cell office:value-type="float" office:value="-5.66" calcext:value-type="float">
            <text:p>-5.6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22]+0.01" office:value-type="float" office:value="2.21" calcext:value-type="float">
            <text:p>2.21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office:value-type="float" office:value="1666.43" calcext:value-type="float">
            <text:p>1666.43</text:p>
          </table:table-cell>
          <table:table-cell office:value-type="float" office:value="0" calcext:value-type="float">
            <text:p>0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 table:formula="of:=[.A223]+0.01" office:value-type="float" office:value="2.22" calcext:value-type="float">
            <text:p>2.22</text:p>
          </table:table-cell>
          <table:table-cell office:value-type="float" office:value="118.78" calcext:value-type="float">
            <text:p>118.78</text:p>
          </table:table-cell>
          <table:table-cell office:value-type="float" office:value="19.8" calcext:value-type="float">
            <text:p>19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224]+0.01" office:value-type="float" office:value="2.23" calcext:value-type="float">
            <text:p>2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25]+0.01" office:value-type="float" office:value="2.24" calcext:value-type="float">
            <text:p>2.24</text:p>
          </table:table-cell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577.2" calcext:value-type="float">
            <text:p>577.2</text:p>
          </table:table-cell>
          <table:table-cell office:value-type="float" office:value="0.44" calcext:value-type="float">
            <text:p>0.44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table:formula="of:=[.A226]+0.01" office:value-type="float" office:value="2.25" calcext:value-type="float">
            <text:p>2.25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102.41" calcext:value-type="float">
            <text:p>102.41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27]+0.01" office:value-type="float" office:value="2.26" calcext:value-type="float">
            <text:p>2.26</text:p>
          </table:table-cell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28]+0.01" office:value-type="float" office:value="2.27" calcext:value-type="float">
            <text:p>2.27</text:p>
          </table:table-cell>
          <table:table-cell office:value-type="float" office:value="31.51" calcext:value-type="float">
            <text:p>31.51</text:p>
          </table:table-cell>
          <table:table-cell office:value-type="float" office:value="5.25" calcext:value-type="float">
            <text:p>5.25</text:p>
          </table:table-cell>
          <table:table-cell office:value-type="float" office:value="214.12" calcext:value-type="float">
            <text:p>214.12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29]+0.01" office:value-type="float" office:value="2.28" calcext:value-type="float">
            <text:p>2.28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55.86" calcext:value-type="float">
            <text:p>55.8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30]+0.01" office:value-type="float" office:value="2.29" calcext:value-type="float">
            <text:p>2.29</text:p>
          </table:table-cell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9.31" calcext:value-type="float">
            <text:p>9.31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31]+0.01" office:value-type="float" office:value="2.29999999999999" calcext:value-type="float">
            <text:p>2.3</text:p>
          </table:table-cell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316.53" calcext:value-type="float">
            <text:p>316.53</text:p>
          </table:table-cell>
          <table:table-cell office:value-type="float" office:value="0.57" calcext:value-type="float">
            <text:p>0.57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table:formula="of:=[.A232]+0.01" office:value-type="float" office:value="2.30999999999999" calcext:value-type="float">
            <text:p>2.31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158.26" calcext:value-type="float">
            <text:p>158.2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33]+0.01" office:value-type="float" office:value="2.31999999999999" calcext:value-type="float">
            <text:p>2.32</text:p>
          </table:table-cell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34]+0.01" office:value-type="float" office:value="2.32999999999999" calcext:value-type="float">
            <text:p>2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91" calcext:value-type="float">
            <text:p>297.91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35]+0.01" office:value-type="float" office:value="2.33999999999999" calcext:value-type="float">
            <text:p>2.34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office:value-type="float" office:value="204.81" calcext:value-type="float">
            <text:p>204.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6]+0.01" office:value-type="float" office:value="2.34999999999999" calcext:value-type="float">
            <text:p>2.35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37]+0.01" office:value-type="float" office:value="2.35999999999999" calcext:value-type="float">
            <text:p>2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.72" calcext:value-type="float">
            <text:p>111.7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38]+0.01" office:value-type="float" office:value="2.36999999999999" calcext:value-type="float">
            <text:p>2.37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130.34" calcext:value-type="float">
            <text:p>130.34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39]+0.01" office:value-type="float" office:value="2.37999999999999" calcext:value-type="float">
            <text:p>2.38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55.86" calcext:value-type="float">
            <text:p>55.8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40]+0.01" office:value-type="float" office:value="2.38999999999999" calcext:value-type="float">
            <text:p>2.39</text:p>
          </table:table-cell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41]+0.01" office:value-type="float" office:value="2.39999999999999" calcext:value-type="float">
            <text:p>2.4</text:p>
          </table:table-cell>
          <table:table-cell office:value-type="float" office:value="31.51" calcext:value-type="float">
            <text:p>31.51</text:p>
          </table:table-cell>
          <table:table-cell office:value-type="float" office:value="5.25" calcext:value-type="float">
            <text:p>5.25</text:p>
          </table:table-cell>
          <table:table-cell office:value-type="float" office:value="325.84" calcext:value-type="float">
            <text:p>325.84</text:p>
          </table:table-cell>
          <table:table-cell office:value-type="float" office:value="0.46" calcext:value-type="float">
            <text:p>0.46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table:formula="of:=[.A242]+0.01" office:value-type="float" office:value="2.40999999999999" calcext:value-type="float">
            <text:p>2.41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37.24" calcext:value-type="float">
            <text:p>37.24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43]+0.01" office:value-type="float" office:value="2.41999999999999" calcext:value-type="float">
            <text:p>2.42</text:p>
          </table:table-cell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44]+0.01" office:value-type="float" office:value="2.42999999999999" calcext:value-type="float">
            <text:p>2.43</text:p>
          </table:table-cell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232.74" calcext:value-type="float">
            <text:p>232.74</text:p>
          </table:table-cell>
          <table:table-cell office:value-type="float" office:value="0.57" calcext:value-type="float">
            <text:p>0.57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table:formula="of:=[.A245]+0.01" office:value-type="float" office:value="2.43999999999999" calcext:value-type="float">
            <text:p>2.44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office:value-type="float" office:value="297.91" calcext:value-type="float">
            <text:p>297.91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table:formula="of:=[.A246]+0.01" office:value-type="float" office:value="2.44999999999999" calcext:value-type="float">
            <text:p>2.45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47]+0.01" office:value-type="float" office:value="2.45999999999999" calcext:value-type="float">
            <text:p>2.46</text:p>
          </table:table-cell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9.31" calcext:value-type="float">
            <text:p>9.31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48]+0.01" office:value-type="float" office:value="2.46999999999999" calcext:value-type="float">
            <text:p>2.47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325.84" calcext:value-type="float">
            <text:p>325.84</text:p>
          </table:table-cell>
          <table:table-cell office:value-type="float" office:value="0.31" calcext:value-type="float">
            <text:p>0.31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table:formula="of:=[.A249]+0.01" office:value-type="float" office:value="2.47999999999999" calcext:value-type="float">
            <text:p>2.48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50]+0.01" office:value-type="float" office:value="2.48999999999999" calcext:value-type="float">
            <text:p>2.49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51]+0.01" office:value-type="float" office:value="2.49999999999999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79" calcext:value-type="float">
            <text:p>83.7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52]+0.01" office:value-type="float" office:value="2.50999999999999" calcext:value-type="float">
            <text:p>2.51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158.26" calcext:value-type="float">
            <text:p>158.26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53]+0.01" office:value-type="float" office:value="2.51999999999999" calcext:value-type="float">
            <text:p>2.52</text:p>
          </table:table-cell>
          <table:table-cell office:value-type="float" office:value="118.78" calcext:value-type="float">
            <text:p>118.78</text:p>
          </table:table-cell>
          <table:table-cell office:value-type="float" office:value="19.8" calcext:value-type="float">
            <text:p>19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254]+0.01" office:value-type="float" office:value="2.52999999999999" calcext:value-type="float">
            <text:p>2.53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55]+0.01" office:value-type="float" office:value="2.53999999999999" calcext:value-type="float">
            <text:p>2.54</text:p>
          </table:table-cell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56]+0.01" office:value-type="float" office:value="2.54999999999999" calcext:value-type="float">
            <text:p>2.55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465.48" calcext:value-type="float">
            <text:p>465.48</text:p>
          </table:table-cell>
          <table:table-cell office:value-type="float" office:value="0.18" calcext:value-type="float">
            <text:p>0.18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table:formula="of:=[.A257]+0.01" office:value-type="float" office:value="2.55999999999999" calcext:value-type="float">
            <text:p>2.56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258]+0.01" office:value-type="float" office:value="2.56999999999999" calcext:value-type="float">
            <text:p>2.57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59]+0.01" office:value-type="float" office:value="2.57999999999999" calcext:value-type="float">
            <text:p>2.58</text:p>
          </table:table-cell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55.86" calcext:value-type="float">
            <text:p>55.86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60]+0.01" office:value-type="float" office:value="2.58999999999999" calcext:value-type="float">
            <text:p>2.59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549.27" calcext:value-type="float">
            <text:p>549.27</text:p>
          </table:table-cell>
          <table:table-cell office:value-type="float" office:value="0.31" calcext:value-type="float">
            <text:p>0.31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table:formula="of:=[.A261]+0.01" office:value-type="float" office:value="2.59999999999999" calcext:value-type="float">
            <text:p>2.6</text:p>
          </table:table-cell>
          <table:table-cell office:value-type="float" office:value="118.78" calcext:value-type="float">
            <text:p>118.78</text:p>
          </table:table-cell>
          <table:table-cell office:value-type="float" office:value="19.8" calcext:value-type="float">
            <text:p>19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262]+0.01" office:value-type="float" office:value="2.60999999999999" calcext:value-type="float">
            <text:p>2.61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63]+0.01" office:value-type="float" office:value="2.61999999999999" calcext:value-type="float">
            <text:p>2.62</text:p>
          </table:table-cell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64]+0.01" office:value-type="float" office:value="2.62999999999999" calcext:value-type="float">
            <text:p>2.63</text:p>
          </table:table-cell>
          <table:table-cell office:value-type="float" office:value="47.27" calcext:value-type="float">
            <text:p>47.27</text:p>
          </table:table-cell>
          <table:table-cell office:value-type="float" office:value="7.88" calcext:value-type="float">
            <text:p>7.88</text:p>
          </table:table-cell>
          <table:table-cell office:value-type="float" office:value="344.46" calcext:value-type="float">
            <text:p>344.46</text:p>
          </table:table-cell>
          <table:table-cell office:value-type="float" office:value="0.34" calcext:value-type="float">
            <text:p>0.34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table:formula="of:=[.A265]+0.01" office:value-type="float" office:value="2.63999999999999" calcext:value-type="float">
            <text:p>2.64</text:p>
          </table:table-cell>
          <table:table-cell office:value-type="float" office:value="118.78" calcext:value-type="float">
            <text:p>118.78</text:p>
          </table:table-cell>
          <table:table-cell office:value-type="float" office:value="19.8" calcext:value-type="float">
            <text:p>19.8</text:p>
          </table:table-cell>
          <table:table-cell office:value-type="float" office:value="74.48" calcext:value-type="float">
            <text:p>74.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6]+0.01" office:value-type="float" office:value="2.64999999999999" calcext:value-type="float">
            <text:p>2.65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267]+0.01" office:value-type="float" office:value="2.65999999999999" calcext:value-type="float">
            <text:p>2.66</text:p>
          </table:table-cell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68]+0.01" office:value-type="float" office:value="2.66999999999999" calcext:value-type="float">
            <text:p>2.67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204.81" calcext:value-type="float">
            <text:p>204.81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69]+0.01" office:value-type="float" office:value="2.67999999999999" calcext:value-type="float">
            <text:p>2.68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70]+0.01" office:value-type="float" office:value="2.68999999999999" calcext:value-type="float">
            <text:p>2.69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71]+0.01" office:value-type="float" office:value="2.69999999999999" calcext:value-type="float">
            <text:p>2.7</text:p>
          </table:table-cell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72]+0.01" office:value-type="float" office:value="2.70999999999999" calcext:value-type="float">
            <text:p>2.71</text:p>
          </table:table-cell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37.24" calcext:value-type="float">
            <text:p>37.24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73]+0.01" office:value-type="float" office:value="2.71999999999999" calcext:value-type="float">
            <text:p>2.72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46.55" calcext:value-type="float">
            <text:p>46.55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74]+0.01" office:value-type="float" office:value="2.72999999999999" calcext:value-type="float">
            <text:p>2.73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75]+0.01" office:value-type="float" office:value="2.73999999999999" calcext:value-type="float">
            <text:p>2.74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76]+0.01" office:value-type="float" office:value="2.74999999999999" calcext:value-type="float">
            <text:p>2.75</text:p>
          </table:table-cell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74.48" calcext:value-type="float">
            <text:p>74.48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77]+0.01" office:value-type="float" office:value="2.75999999999999" calcext:value-type="float">
            <text:p>2.76</text:p>
          </table:table-cell>
          <table:table-cell office:value-type="float" office:value="63.03" calcext:value-type="float">
            <text:p>63.03</text:p>
          </table:table-cell>
          <table:table-cell office:value-type="float" office:value="10.5" calcext:value-type="float">
            <text:p>10.5</text:p>
          </table:table-cell>
          <table:table-cell office:value-type="float" office:value="46.55" calcext:value-type="float">
            <text:p>46.55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78]+0.01" office:value-type="float" office:value="2.76999999999998" calcext:value-type="float">
            <text:p>2.77</text:p>
          </table:table-cell>
          <table:table-cell office:value-type="float" office:value="118.78" calcext:value-type="float">
            <text:p>118.78</text:p>
          </table:table-cell>
          <table:table-cell office:value-type="float" office:value="19.8" calcext:value-type="float">
            <text:p>19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279]+0.01" office:value-type="float" office:value="2.77999999999998" calcext:value-type="float">
            <text:p>2.78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80]+0.01" office:value-type="float" office:value="2.78999999999998" calcext:value-type="float">
            <text:p>2.79</text:p>
          </table:table-cell>
          <table:table-cell office:value-type="float" office:value="16.97" calcext:value-type="float">
            <text:p>16.97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81]+0.01" office:value-type="float" office:value="2.79999999999998" calcext:value-type="float">
            <text:p>2.8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400.32" calcext:value-type="float">
            <text:p>400.32</text:p>
          </table:table-cell>
          <table:table-cell office:value-type="float" office:value="0.18" calcext:value-type="float">
            <text:p>0.18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table:formula="of:=[.A282]+0.01" office:value-type="float" office:value="2.80999999999998" calcext:value-type="float">
            <text:p>2.81</text:p>
          </table:table-cell>
          <table:table-cell office:value-type="float" office:value="135.75" calcext:value-type="float">
            <text:p>135.75</text:p>
          </table:table-cell>
          <table:table-cell office:value-type="float" office:value="22.63" calcext:value-type="float">
            <text:p>22.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283]+0.01" office:value-type="float" office:value="2.81999999999998" calcext:value-type="float">
            <text:p>2.82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84]+0.01" office:value-type="float" office:value="2.82999999999998" calcext:value-type="float">
            <text:p>2.83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85]+0.01" office:value-type="float" office:value="2.83999999999998" calcext:value-type="float">
            <text:p>2.84</text:p>
          </table:table-cell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86]+0.01" office:value-type="float" office:value="2.84999999999998" calcext:value-type="float">
            <text:p>2.85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65.17" calcext:value-type="float">
            <text:p>65.17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87]+0.01" office:value-type="float" office:value="2.85999999999998" calcext:value-type="float">
            <text:p>2.86</text:p>
          </table:table-cell>
          <table:table-cell office:value-type="float" office:value="118.78" calcext:value-type="float">
            <text:p>118.78</text:p>
          </table:table-cell>
          <table:table-cell office:value-type="float" office:value="19.8" calcext:value-type="float">
            <text:p>19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288]+0.01" office:value-type="float" office:value="2.86999999999998" calcext:value-type="float">
            <text:p>2.87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289]+0.01" office:value-type="float" office:value="2.87999999999998" calcext:value-type="float">
            <text:p>2.88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90]+0.01" office:value-type="float" office:value="2.88999999999998" calcext:value-type="float">
            <text:p>2.89</text:p>
          </table:table-cell>
          <table:table-cell office:value-type="float" office:value="47.27" calcext:value-type="float">
            <text:p>47.27</text:p>
          </table:table-cell>
          <table:table-cell office:value-type="float" office:value="7.88" calcext:value-type="float">
            <text:p>7.88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91]+0.01" office:value-type="float" office:value="2.89999999999998" calcext:value-type="float">
            <text:p>2.9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9.31" calcext:value-type="float">
            <text:p>9.31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92]+0.01" office:value-type="float" office:value="2.90999999999998" calcext:value-type="float">
            <text:p>2.91</text:p>
          </table:table-cell>
          <table:table-cell office:value-type="float" office:value="118.78" calcext:value-type="float">
            <text:p>118.78</text:p>
          </table:table-cell>
          <table:table-cell office:value-type="float" office:value="19.8" calcext:value-type="float">
            <text:p>19.8</text:p>
          </table:table-cell>
          <table:table-cell office:value-type="float" office:value="83.79" calcext:value-type="float">
            <text:p>83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93]+0.01" office:value-type="float" office:value="2.91999999999998" calcext:value-type="float">
            <text:p>2.92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294]+0.01" office:value-type="float" office:value="2.92999999999998" calcext:value-type="float">
            <text:p>2.93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95]+0.01" office:value-type="float" office:value="2.93999999999998" calcext:value-type="float">
            <text:p>2.94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96]+0.01" office:value-type="float" office:value="2.94999999999998" calcext:value-type="float">
            <text:p>2.95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97]+0.01" office:value-type="float" office:value="2.95999999999998" calcext:value-type="float">
            <text:p>2.96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98]+0.01" office:value-type="float" office:value="2.96999999999998" calcext:value-type="float">
            <text:p>2.97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299]+0.01" office:value-type="float" office:value="2.97999999999998" calcext:value-type="float">
            <text:p>2.98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00]+0.01" office:value-type="float" office:value="2.98999999999998" calcext:value-type="float">
            <text:p>2.99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01]+0.01" office:value-type="float" office:value="2.99999999999998" calcext:value-type="float">
            <text:p>3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02]+0.01" office:value-type="float" office:value="3.00999999999998" calcext:value-type="float">
            <text:p>3.01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03]+0.01" office:value-type="float" office:value="3.01999999999998" calcext:value-type="float">
            <text:p>3.02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04]+0.01" office:value-type="float" office:value="3.02999999999998" calcext:value-type="float">
            <text:p>3.03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05]+0.01" office:value-type="float" office:value="3.03999999999998" calcext:value-type="float">
            <text:p>3.04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06]+0.01" office:value-type="float" office:value="3.04999999999998" calcext:value-type="float">
            <text:p>3.05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07]+0.01" office:value-type="float" office:value="3.05999999999998" calcext:value-type="float">
            <text:p>3.06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08]+0.01" office:value-type="float" office:value="3.06999999999998" calcext:value-type="float">
            <text:p>3.07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55.86" calcext:value-type="float">
            <text:p>55.8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09]+0.01" office:value-type="float" office:value="3.07999999999998" calcext:value-type="float">
            <text:p>3.08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10]+0.01" office:value-type="float" office:value="3.08999999999998" calcext:value-type="float">
            <text:p>3.09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11]+0.01" office:value-type="float" office:value="3.09999999999998" calcext:value-type="float">
            <text:p>3.1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12]+0.01" office:value-type="float" office:value="3.10999999999998" calcext:value-type="float">
            <text:p>3.11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13]+0.01" office:value-type="float" office:value="3.11999999999998" calcext:value-type="float">
            <text:p>3.12</text:p>
          </table:table-cell>
          <table:table-cell office:value-type="float" office:value="78.79" calcext:value-type="float">
            <text:p>78.79</text:p>
          </table:table-cell>
          <table:table-cell office:value-type="float" office:value="13.13" calcext:value-type="float">
            <text:p>13.13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14]+0.01" office:value-type="float" office:value="3.12999999999998" calcext:value-type="float">
            <text:p>3.13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15]+0.01" office:value-type="float" office:value="3.13999999999998" calcext:value-type="float">
            <text:p>3.14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16]+0.01" office:value-type="float" office:value="3.14999999999998" calcext:value-type="float">
            <text:p>3.15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9.31" calcext:value-type="float">
            <text:p>9.31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17]+0.01" office:value-type="float" office:value="3.15999999999998" calcext:value-type="float">
            <text:p>3.16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18]+0.01" office:value-type="float" office:value="3.16999999999998" calcext:value-type="float">
            <text:p>3.17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19]+0.01" office:value-type="float" office:value="3.17999999999998" calcext:value-type="float">
            <text:p>3.18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20]+0.01" office:value-type="float" office:value="3.18999999999998" calcext:value-type="float">
            <text:p>3.19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21]+0.01" office:value-type="float" office:value="3.19999999999998" calcext:value-type="float">
            <text:p>3.2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22]+0.01" office:value-type="float" office:value="3.20999999999998" calcext:value-type="float">
            <text:p>3.21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27.93" calcext:value-type="float">
            <text:p>27.93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23]+0.01" office:value-type="float" office:value="3.21999999999998" calcext:value-type="float">
            <text:p>3.22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24]+0.01" office:value-type="float" office:value="3.22999999999997" calcext:value-type="float">
            <text:p>3.23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25]+0.01" office:value-type="float" office:value="3.23999999999997" calcext:value-type="float">
            <text:p>3.24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26]+0.01" office:value-type="float" office:value="3.24999999999997" calcext:value-type="float">
            <text:p>3.25</text:p>
          </table:table-cell>
          <table:table-cell office:value-type="float" office:value="47.27" calcext:value-type="float">
            <text:p>47.27</text:p>
          </table:table-cell>
          <table:table-cell office:value-type="float" office:value="7.88" calcext:value-type="float">
            <text:p>7.88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27]+0.01" office:value-type="float" office:value="3.25999999999997" calcext:value-type="float">
            <text:p>3.26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65.17" calcext:value-type="float">
            <text:p>65.17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28]+0.01" office:value-type="float" office:value="3.26999999999997" calcext:value-type="float">
            <text:p>3.27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29]+0.01" office:value-type="float" office:value="3.27999999999997" calcext:value-type="float">
            <text:p>3.28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30]+0.01" office:value-type="float" office:value="3.28999999999997" calcext:value-type="float">
            <text:p>3.29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31]+0.01" office:value-type="float" office:value="3.29999999999997" calcext:value-type="float">
            <text:p>3.3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32]+0.01" office:value-type="float" office:value="3.30999999999997" calcext:value-type="float">
            <text:p>3.31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33]+0.01" office:value-type="float" office:value="3.31999999999997" calcext:value-type="float">
            <text:p>3.32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93.1" calcext:value-type="float">
            <text:p>93.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34]+0.01" office:value-type="float" office:value="3.32999999999997" calcext:value-type="float">
            <text:p>3.33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35]+0.01" office:value-type="float" office:value="3.33999999999997" calcext:value-type="float">
            <text:p>3.34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36]+0.01" office:value-type="float" office:value="3.34999999999997" calcext:value-type="float">
            <text:p>3.35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37]+0.01" office:value-type="float" office:value="3.35999999999997" calcext:value-type="float">
            <text:p>3.36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38]+0.01" office:value-type="float" office:value="3.36999999999997" calcext:value-type="float">
            <text:p>3.37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46.55" calcext:value-type="float">
            <text:p>46.55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39]+0.01" office:value-type="float" office:value="3.37999999999997" calcext:value-type="float">
            <text:p>3.38</text:p>
          </table:table-cell>
          <table:table-cell office:value-type="float" office:value="110.3" calcext:value-type="float">
            <text:p>110.3</text:p>
          </table:table-cell>
          <table:table-cell office:value-type="float" office:value="18.38" calcext:value-type="float">
            <text:p>18.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40]+0.01" office:value-type="float" office:value="3.38999999999997" calcext:value-type="float">
            <text:p>3.39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41]+0.01" office:value-type="float" office:value="3.39999999999997" calcext:value-type="float">
            <text:p>3.4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42]+0.01" office:value-type="float" office:value="3.40999999999997" calcext:value-type="float">
            <text:p>3.41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43]+0.01" office:value-type="float" office:value="3.41999999999997" calcext:value-type="float">
            <text:p>3.42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44]+0.01" office:value-type="float" office:value="3.42999999999997" calcext:value-type="float">
            <text:p>3.43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45]+0.01" office:value-type="float" office:value="3.43999999999997" calcext:value-type="float">
            <text:p>3.44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46]+0.01" office:value-type="float" office:value="3.44999999999997" calcext:value-type="float">
            <text:p>3.45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47]+0.01" office:value-type="float" office:value="3.45999999999997" calcext:value-type="float">
            <text:p>3.46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48]+0.01" office:value-type="float" office:value="3.46999999999997" calcext:value-type="float">
            <text:p>3.47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49]+0.01" office:value-type="float" office:value="3.47999999999997" calcext:value-type="float">
            <text:p>3.48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50]+0.01" office:value-type="float" office:value="3.48999999999997" calcext:value-type="float">
            <text:p>3.49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102.41" calcext:value-type="float">
            <text:p>102.4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51]+0.01" office:value-type="float" office:value="3.49999999999997" calcext:value-type="float">
            <text:p>3.5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52]+0.01" office:value-type="float" office:value="3.50999999999997" calcext:value-type="float">
            <text:p>3.51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53]+0.01" office:value-type="float" office:value="3.51999999999997" calcext:value-type="float">
            <text:p>3.52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9.31" calcext:value-type="float">
            <text:p>9.31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54]+0.01" office:value-type="float" office:value="3.52999999999997" calcext:value-type="float">
            <text:p>3.53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55]+0.01" office:value-type="float" office:value="3.53999999999997" calcext:value-type="float">
            <text:p>3.54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56]+0.01" office:value-type="float" office:value="3.54999999999997" calcext:value-type="float">
            <text:p>3.55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57]+0.01" office:value-type="float" office:value="3.55999999999997" calcext:value-type="float">
            <text:p>3.56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58]+0.01" office:value-type="float" office:value="3.56999999999997" calcext:value-type="float">
            <text:p>3.57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59]+0.01" office:value-type="float" office:value="3.57999999999997" calcext:value-type="float">
            <text:p>3.58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60]+0.01" office:value-type="float" office:value="3.58999999999997" calcext:value-type="float">
            <text:p>3.59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61]+0.01" office:value-type="float" office:value="3.59999999999997" calcext:value-type="float">
            <text:p>3.6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62]+0.01" office:value-type="float" office:value="3.60999999999997" calcext:value-type="float">
            <text:p>3.61</text:p>
          </table:table-cell>
          <table:table-cell office:value-type="float" office:value="63.03" calcext:value-type="float">
            <text:p>63.03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63]+0.01" office:value-type="float" office:value="3.61999999999997" calcext:value-type="float">
            <text:p>3.62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64]+0.01" office:value-type="float" office:value="3.62999999999997" calcext:value-type="float">
            <text:p>3.63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65]+0.01" office:value-type="float" office:value="3.63999999999997" calcext:value-type="float">
            <text:p>3.64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66]+0.01" office:value-type="float" office:value="3.64999999999997" calcext:value-type="float">
            <text:p>3.65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67]+0.01" office:value-type="float" office:value="3.65999999999997" calcext:value-type="float">
            <text:p>3.66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68]+0.01" office:value-type="float" office:value="3.66999999999997" calcext:value-type="float">
            <text:p>3.67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69]+0.01" office:value-type="float" office:value="3.67999999999997" calcext:value-type="float">
            <text:p>3.68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70]+0.01" office:value-type="float" office:value="3.68999999999997" calcext:value-type="float">
            <text:p>3.69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71]+0.01" office:value-type="float" office:value="3.69999999999996" calcext:value-type="float">
            <text:p>3.7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72]+0.01" office:value-type="float" office:value="3.70999999999996" calcext:value-type="float">
            <text:p>3.71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73]+0.01" office:value-type="float" office:value="3.71999999999996" calcext:value-type="float">
            <text:p>3.72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74]+0.01" office:value-type="float" office:value="3.72999999999996" calcext:value-type="float">
            <text:p>3.73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75]+0.01" office:value-type="float" office:value="3.73999999999996" calcext:value-type="float">
            <text:p>3.74</text:p>
          </table:table-cell>
          <table:table-cell office:value-type="float" office:value="63.03" calcext:value-type="float">
            <text:p>63.03</text:p>
          </table:table-cell>
          <table:table-cell office:value-type="float" office:value="10.5" calcext:value-type="float">
            <text:p>10.5</text:p>
          </table:table-cell>
          <table:table-cell office:value-type="float" office:value="9.31" calcext:value-type="float">
            <text:p>9.31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76]+0.01" office:value-type="float" office:value="3.74999999999996" calcext:value-type="float">
            <text:p>3.75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77]+0.01" office:value-type="float" office:value="3.75999999999996" calcext:value-type="float">
            <text:p>3.76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78]+0.01" office:value-type="float" office:value="3.76999999999996" calcext:value-type="float">
            <text:p>3.77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79]+0.01" office:value-type="float" office:value="3.77999999999996" calcext:value-type="float">
            <text:p>3.78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80]+0.01" office:value-type="float" office:value="3.78999999999996" calcext:value-type="float">
            <text:p>3.79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27.93" calcext:value-type="float">
            <text:p>27.9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81]+0.01" office:value-type="float" office:value="3.79999999999996" calcext:value-type="float">
            <text:p>3.8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82]+0.01" office:value-type="float" office:value="3.80999999999996" calcext:value-type="float">
            <text:p>3.81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83]+0.01" office:value-type="float" office:value="3.81999999999996" calcext:value-type="float">
            <text:p>3.82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84]+0.01" office:value-type="float" office:value="3.82999999999996" calcext:value-type="float">
            <text:p>3.83</text:p>
          </table:table-cell>
          <table:table-cell office:value-type="float" office:value="33.94" calcext:value-type="float">
            <text:p>33.94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85]+0.01" office:value-type="float" office:value="3.83999999999996" calcext:value-type="float">
            <text:p>3.84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65.17" calcext:value-type="float">
            <text:p>65.17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86]+0.01" office:value-type="float" office:value="3.84999999999996" calcext:value-type="float">
            <text:p>3.85</text:p>
          </table:table-cell>
          <table:table-cell office:value-type="float" office:value="152.72" calcext:value-type="float">
            <text:p>152.72</text:p>
          </table:table-cell>
          <table:table-cell office:value-type="float" office:value="25.45" calcext:value-type="float">
            <text:p>25.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87]+0.01" office:value-type="float" office:value="3.85999999999996" calcext:value-type="float">
            <text:p>3.86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88]+0.01" office:value-type="float" office:value="3.86999999999996" calcext:value-type="float">
            <text:p>3.87</text:p>
          </table:table-cell>
          <table:table-cell office:value-type="float" office:value="94.54" calcext:value-type="float">
            <text:p>94.54</text:p>
          </table:table-cell>
          <table:table-cell office:value-type="float" office:value="15.76" calcext:value-type="float">
            <text:p>15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89]+0.01" office:value-type="float" office:value="3.87999999999996" calcext:value-type="float">
            <text:p>3.88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90]+0.01" office:value-type="float" office:value="3.88999999999996" calcext:value-type="float">
            <text:p>3.89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91]+0.01" office:value-type="float" office:value="3.89999999999996" calcext:value-type="float">
            <text:p>3.9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92]+0.01" office:value-type="float" office:value="3.90999999999996" calcext:value-type="float">
            <text:p>3.91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18.62" calcext:value-type="float">
            <text:p>18.62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93]+0.01" office:value-type="float" office:value="3.91999999999996" calcext:value-type="float">
            <text:p>3.92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94]+0.01" office:value-type="float" office:value="3.92999999999996" calcext:value-type="float">
            <text:p>3.93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95]+0.01" office:value-type="float" office:value="3.93999999999996" calcext:value-type="float">
            <text:p>3.94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96]+0.01" office:value-type="float" office:value="3.94999999999996" calcext:value-type="float">
            <text:p>3.95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97]+0.01" office:value-type="float" office:value="3.95999999999996" calcext:value-type="float">
            <text:p>3.96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98]+0.01" office:value-type="float" office:value="3.96999999999996" calcext:value-type="float">
            <text:p>3.97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99]+0.01" office:value-type="float" office:value="3.97999999999996" calcext:value-type="float">
            <text:p>3.98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00]+0.01" office:value-type="float" office:value="3.98999999999996" calcext:value-type="float">
            <text:p>3.99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01]+0.01" office:value-type="float" office:value="3.99999999999996" calcext:value-type="float">
            <text:p>4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02]+0.01" office:value-type="float" office:value="4.00999999999996" calcext:value-type="float">
            <text:p>4.01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03]+0.01" office:value-type="float" office:value="4.01999999999996" calcext:value-type="float">
            <text:p>4.02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04]+0.01" office:value-type="float" office:value="4.02999999999996" calcext:value-type="float">
            <text:p>4.03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05]+0.01" office:value-type="float" office:value="4.03999999999996" calcext:value-type="float">
            <text:p>4.04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06]+0.01" office:value-type="float" office:value="4.04999999999996" calcext:value-type="float">
            <text:p>4.05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07]+0.01" office:value-type="float" office:value="4.05999999999996" calcext:value-type="float">
            <text:p>4.06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08]+0.01" office:value-type="float" office:value="4.06999999999996" calcext:value-type="float">
            <text:p>4.07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09]+0.01" office:value-type="float" office:value="4.07999999999996" calcext:value-type="float">
            <text:p>4.08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10]+0.01" office:value-type="float" office:value="4.08999999999996" calcext:value-type="float">
            <text:p>4.09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11]+0.01" office:value-type="float" office:value="4.09999999999996" calcext:value-type="float">
            <text:p>4.1</text:p>
          </table:table-cell>
          <table:table-cell office:value-type="float" office:value="63.03" calcext:value-type="float">
            <text:p>63.03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12]+0.01" office:value-type="float" office:value="4.10999999999996" calcext:value-type="float">
            <text:p>4.11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18.62" calcext:value-type="float">
            <text:p>18.62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13]+0.01" office:value-type="float" office:value="4.11999999999996" calcext:value-type="float">
            <text:p>4.12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14]+0.01" office:value-type="float" office:value="4.12999999999996" calcext:value-type="float">
            <text:p>4.13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15]+0.01" office:value-type="float" office:value="4.13999999999996" calcext:value-type="float">
            <text:p>4.14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9.31" calcext:value-type="float">
            <text:p>9.31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16]+0.01" office:value-type="float" office:value="4.14999999999996" calcext:value-type="float">
            <text:p>4.15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17]+0.01" office:value-type="float" office:value="4.15999999999996" calcext:value-type="float">
            <text:p>4.16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18]+0.01" office:value-type="float" office:value="4.16999999999996" calcext:value-type="float">
            <text:p>4.17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19]+0.01" office:value-type="float" office:value="4.17999999999996" calcext:value-type="float">
            <text:p>4.18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20]+0.01" office:value-type="float" office:value="4.18999999999996" calcext:value-type="float">
            <text:p>4.19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21]+0.01" office:value-type="float" office:value="4.19999999999996" calcext:value-type="float">
            <text:p>4.2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22]+0.01" office:value-type="float" office:value="4.20999999999995" calcext:value-type="float">
            <text:p>4.21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23]+0.01" office:value-type="float" office:value="4.21999999999995" calcext:value-type="float">
            <text:p>4.22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24]+0.01" office:value-type="float" office:value="4.22999999999995" calcext:value-type="float">
            <text:p>4.23</text:p>
          </table:table-cell>
          <table:table-cell office:value-type="float" office:value="47.27" calcext:value-type="float">
            <text:p>47.27</text:p>
          </table:table-cell>
          <table:table-cell office:value-type="float" office:value="7.88" calcext:value-type="float">
            <text:p>7.88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25]+0.01" office:value-type="float" office:value="4.23999999999995" calcext:value-type="float">
            <text:p>4.24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18.62" calcext:value-type="float">
            <text:p>18.6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26]+0.01" office:value-type="float" office:value="4.24999999999995" calcext:value-type="float">
            <text:p>4.25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27]+0.01" office:value-type="float" office:value="4.25999999999995" calcext:value-type="float">
            <text:p>4.26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28]+0.01" office:value-type="float" office:value="4.26999999999995" calcext:value-type="float">
            <text:p>4.27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29]+0.01" office:value-type="float" office:value="4.27999999999995" calcext:value-type="float">
            <text:p>4.28</text:p>
          </table:table-cell>
          <table:table-cell office:value-type="float" office:value="50.91" calcext:value-type="float">
            <text:p>50.91</text:p>
          </table:table-cell>
          <table:table-cell office:value-type="float" office:value="8.48" calcext:value-type="float">
            <text:p>8.48</text:p>
          </table:table-cell>
          <table:table-cell office:value-type="float" office:value="9.31" calcext:value-type="float">
            <text:p>9.31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30]+0.01" office:value-type="float" office:value="4.28999999999995" calcext:value-type="float">
            <text:p>4.29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139.65" calcext:value-type="float">
            <text:p>139.65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31]+0.01" office:value-type="float" office:value="4.29999999999995" calcext:value-type="float">
            <text:p>4.3</text:p>
          </table:table-cell>
          <table:table-cell office:value-type="float" office:value="118.78" calcext:value-type="float">
            <text:p>118.78</text:p>
          </table:table-cell>
          <table:table-cell office:value-type="float" office:value="19.8" calcext:value-type="float">
            <text:p>19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32]+0.01" office:value-type="float" office:value="4.30999999999995" calcext:value-type="float">
            <text:p>4.31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33]+0.01" office:value-type="float" office:value="4.31999999999995" calcext:value-type="float">
            <text:p>4.32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34]+0.01" office:value-type="float" office:value="4.32999999999995" calcext:value-type="float">
            <text:p>4.33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35]+0.01" office:value-type="float" office:value="4.33999999999995" calcext:value-type="float">
            <text:p>4.34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36]+0.01" office:value-type="float" office:value="4.34999999999995" calcext:value-type="float">
            <text:p>4.35</text:p>
          </table:table-cell>
          <table:table-cell office:value-type="float" office:value="101.82" calcext:value-type="float">
            <text:p>101.82</text:p>
          </table:table-cell>
          <table:table-cell office:value-type="float" office:value="16.97" calcext:value-type="float">
            <text:p>16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37]+0.01" office:value-type="float" office:value="4.35999999999995" calcext:value-type="float">
            <text:p>4.36</text:p>
          </table:table-cell>
          <table:table-cell office:value-type="float" office:value="78.79" calcext:value-type="float">
            <text:p>78.79</text:p>
          </table:table-cell>
          <table:table-cell office:value-type="float" office:value="13.13" calcext:value-type="float">
            <text:p>13.13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38]+0.01" office:value-type="float" office:value="4.36999999999995" calcext:value-type="float">
            <text:p>4.37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39]+0.01" office:value-type="float" office:value="4.37999999999995" calcext:value-type="float">
            <text:p>4.38</text:p>
          </table:table-cell>
          <table:table-cell office:value-type="float" office:value="67.88" calcext:value-type="float">
            <text:p>67.88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40]+0.01" office:value-type="float" office:value="4.38999999999995" calcext:value-type="float">
            <text:p>4.39</text:p>
          </table:table-cell>
          <table:table-cell office:value-type="float" office:value="84.85" calcext:value-type="float">
            <text:p>84.8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6:18:41.739231456</meta:creation-date>
    <dc:date>2016-11-15T17:11:39.264809463</dc:date>
    <meta:editing-duration>PT1M25S</meta:editing-duration>
    <meta:editing-cycles>1</meta:editing-cycles>
    <meta:document-statistic meta:table-count="2" meta:cell-count="4431" meta:object-count="3"/>
    <meta:generator>LibreOffice/5.1.6.2.0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D1:Sheet1.D357 Sheet1.F1:Sheet1.F357" chart:data-source-has-labels="row" svg:x="0.32cm" svg:y="0.18cm" svg:width="15.36cm" svg:height="8.64cm">
          <chartooo:coordinate-region svg:x="0.968cm" svg:y="0.379cm" svg:width="14.313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F2:Sheet1.F357" chart:label-cell-address="Sheet1.F1:Sheet1.F1" chart:class="chart:scatter">
            <chart:domain table:cell-range-address="Sheet1.D2:Sheet1.D357"/>
            <chart:data-point chart:repeated="35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rqu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357</svg:desc>
                </draw:g>
              </table:table-cell>
              <table:table-cell office:value-type="float" office:value="0">
                <text:p>0</text:p>
                <draw:g>
                  <svg:desc>Sheet1.F2:Sheet1.F3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31">
                <text:p>9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.48">
                <text:p>74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31">
                <text:p>9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.24">
                <text:p>37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.79">
                <text:p>83.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.24">
                <text:p>37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.17">
                <text:p>65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7.91">
                <text:p>297.91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31">
                <text:p>9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9.63">
                <text:p>409.6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93">
                <text:p>2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1.72">
                <text:p>11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31">
                <text:p>9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2.05">
                <text:p>242.0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3.43">
                <text:p>223.4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.62">
                <text:p>18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3.08">
                <text:p>363.0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4.48">
                <text:p>74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93">
                <text:p>2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0.34">
                <text:p>13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0.67">
                <text:p>260.6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.93">
                <text:p>2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3.77">
                <text:p>353.7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.24">
                <text:p>37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9.65">
                <text:p>139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5.5">
                <text:p>19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.17">
                <text:p>65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3.1">
                <text:p>9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4.48">
                <text:p>74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7.54">
                <text:p>707.54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.93">
                <text:p>2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31">
                <text:p>9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3.43">
                <text:p>223.4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.48">
                <text:p>74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6.88">
                <text:p>176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2.05">
                <text:p>242.0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3.79">
                <text:p>83.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1.03">
                <text:p>121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4.46">
                <text:p>344.4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0.99">
                <text:p>660.99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.62">
                <text:p>18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2.39">
                <text:p>372.3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.93">
                <text:p>2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6.55">
                <text:p>46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7.57">
                <text:p>167.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.24">
                <text:p>37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4.81">
                <text:p>204.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.24">
                <text:p>37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2.05">
                <text:p>242.0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0.34">
                <text:p>13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.62">
                <text:p>18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3.1">
                <text:p>9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2.39">
                <text:p>372.3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7.91">
                <text:p>297.91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4.81">
                <text:p>204.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4.1">
                <text:p>484.1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.55">
                <text:p>46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.24">
                <text:p>37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23.75">
                <text:p>623.75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.1">
                <text:p>9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3.79">
                <text:p>83.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7.57">
                <text:p>167.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2.74">
                <text:p>232.7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1.72">
                <text:p>11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2.05">
                <text:p>242.0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8.6">
                <text:p>288.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1.72">
                <text:p>11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3.77">
                <text:p>353.7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7.24">
                <text:p>37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5.17">
                <text:p>65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6.19">
                <text:p>186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7.91">
                <text:p>297.91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21.66">
                <text:p>921.66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9.65">
                <text:p>139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3.43">
                <text:p>223.4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1.03">
                <text:p>121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4.48">
                <text:p>74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0.32">
                <text:p>400.3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4.12">
                <text:p>214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2.41">
                <text:p>102.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.93">
                <text:p>2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1.36">
                <text:p>251.3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9.98">
                <text:p>269.9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.55">
                <text:p>46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2.05">
                <text:p>242.0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8.95">
                <text:p>148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7.91">
                <text:p>297.91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.17">
                <text:p>65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16.85">
                <text:p>716.85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1.01">
                <text:p>391.01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2.41">
                <text:p>102.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5.86">
                <text:p>55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2.74">
                <text:p>232.7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.65">
                <text:p>139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5.5">
                <text:p>19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4.81">
                <text:p>204.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3.43">
                <text:p>223.4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7.93">
                <text:p>2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6.19">
                <text:p>186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65.48">
                <text:p>465.4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.55">
                <text:p>46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0.34">
                <text:p>13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4.81">
                <text:p>204.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5.86">
                <text:p>55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25.84">
                <text:p>325.8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1.03">
                <text:p>121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39.96">
                <text:p>539.9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79.61">
                <text:p>679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81.7">
                <text:p>381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07.54">
                <text:p>707.54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56.17">
                <text:p>456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3.08">
                <text:p>363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82.65">
                <text:p>1582.65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05.13">
                <text:p>605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60.99">
                <text:p>660.99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52.31">
                <text:p>1452.31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9.65">
                <text:p>139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05.13">
                <text:p>605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49.59">
                <text:p>949.59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.93">
                <text:p>2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98.86">
                <text:p>1498.86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3.79">
                <text:p>83.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91.64">
                <text:p>1191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32.74">
                <text:p>232.7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2.05">
                <text:p>242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54.72">
                <text:p>1554.72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50.22">
                <text:p>1750.22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4.48">
                <text:p>74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7.91">
                <text:p>297.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43">
                <text:p>1443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77.52">
                <text:p>977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1.36">
                <text:p>251.3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.62">
                <text:p>18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77.2">
                <text:p>577.2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4.12">
                <text:p>214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7.93">
                <text:p>2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28.25">
                <text:p>428.2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93.41">
                <text:p>493.41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9.29">
                <text:p>279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9.96">
                <text:p>539.9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5.17">
                <text:p>65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.31">
                <text:p>9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6.17">
                <text:p>456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8.26">
                <text:p>158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81.7">
                <text:p>381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7.24">
                <text:p>37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86.83">
                <text:p>986.83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.62">
                <text:p>18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5.86">
                <text:p>55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6.86">
                <text:p>446.8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7.57">
                <text:p>167.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39.96">
                <text:p>539.9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2.74">
                <text:p>232.7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2.05">
                <text:p>242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84.1">
                <text:p>484.1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7.57">
                <text:p>167.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67.89">
                <text:p>567.8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18.94">
                <text:p>418.9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1.03">
                <text:p>121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33.06">
                <text:p>633.0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07.54">
                <text:p>707.54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3.1">
                <text:p>9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07.54">
                <text:p>707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5.45">
                <text:p>1005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35.15">
                <text:p>335.1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67.89">
                <text:p>567.8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1.72">
                <text:p>11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63.71">
                <text:p>1163.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4.46">
                <text:p>344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46.86">
                <text:p>446.8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79.29">
                <text:p>279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18.94">
                <text:p>418.9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3.43">
                <text:p>223.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00.32">
                <text:p>40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12.03">
                <text:p>512.03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7.57">
                <text:p>167.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3.43">
                <text:p>223.4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6.53">
                <text:p>316.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6.88">
                <text:p>176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58.58">
                <text:p>558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79.29">
                <text:p>279.2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98.23">
                <text:p>698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9.29">
                <text:p>279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7.22">
                <text:p>307.2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47.18">
                <text:p>847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2.74">
                <text:p>232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7.22">
                <text:p>307.2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33.06">
                <text:p>633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1.36">
                <text:p>25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8.6">
                <text:p>28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77.2">
                <text:p>57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35.15">
                <text:p>335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25.84">
                <text:p>325.8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4.81">
                <text:p>204.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00.32">
                <text:p>40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35.15">
                <text:p>335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4.12">
                <text:p>214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18.94">
                <text:p>418.9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1.03">
                <text:p>121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23.43">
                <text:p>223.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07.54">
                <text:p>707.54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93">
                <text:p>2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47.18">
                <text:p>847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16.53">
                <text:p>316.5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95.82">
                <text:p>595.82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2.41">
                <text:p>102.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7.91">
                <text:p>297.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82.33">
                <text:p>1182.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2.39">
                <text:p>372.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91.01">
                <text:p>391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42.37">
                <text:p>642.37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2.05">
                <text:p>242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74.79">
                <text:p>474.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51.68">
                <text:p>65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7.2">
                <text:p>57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30.65">
                <text:p>530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58.58">
                <text:p>558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9.98">
                <text:p>269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58.58">
                <text:p>558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7.2">
                <text:p>57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5.5">
                <text:p>19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54.08">
                <text:p>75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51.68">
                <text:p>65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6.19">
                <text:p>186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35.47">
                <text:p>73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63.39">
                <text:p>763.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23.43">
                <text:p>223.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54.08">
                <text:p>75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0.67">
                <text:p>260.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14.44">
                <text:p>614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7.22">
                <text:p>307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02.72">
                <text:p>502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65.48">
                <text:p>465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91.01">
                <text:p>391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72.39">
                <text:p>372.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35.15">
                <text:p>335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84.1">
                <text:p>48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9.29">
                <text:p>279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2.05">
                <text:p>242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77.2">
                <text:p>57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6.19">
                <text:p>186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37.56">
                <text:p>437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51.68">
                <text:p>65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6.19">
                <text:p>186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35.47">
                <text:p>73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63.39">
                <text:p>763.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14.12">
                <text:p>214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82.01">
                <text:p>782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98.23">
                <text:p>698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63.08">
                <text:p>363.0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79.29">
                <text:p>279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16.53">
                <text:p>316.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56.17">
                <text:p>456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91.01">
                <text:p>391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72.39">
                <text:p>372.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44.46">
                <text:p>344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84.1">
                <text:p>48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9.29">
                <text:p>279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1.36">
                <text:p>25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79.61">
                <text:p>679.61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3.1">
                <text:p>9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6.19">
                <text:p>186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79.61">
                <text:p>679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6.19">
                <text:p>186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54.08">
                <text:p>75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5.5">
                <text:p>19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19.25">
                <text:p>819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2.74">
                <text:p>232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51.36">
                <text:p>25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51.68">
                <text:p>65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97.91">
                <text:p>297.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25.84">
                <text:p>325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84.1">
                <text:p>48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84.1">
                <text:p>484.1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23.43">
                <text:p>223.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4.46">
                <text:p>344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74.79">
                <text:p>474.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88.6">
                <text:p>28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49.27">
                <text:p>549.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2.05">
                <text:p>242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23.75">
                <text:p>623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79.61">
                <text:p>679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97.91">
                <text:p>297.91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82.01">
                <text:p>782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89.23">
                <text:p>1089.23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1.72">
                <text:p>111.7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2.D1:Sheet2.D441 Sheet2.F1:Sheet2.F441" chart:data-source-has-labels="row" svg:x="1.318cm" svg:y="0.18cm" svg:width="14.362cm" svg:height="7.672cm">
          <chartooo:coordinate-region svg:x="1.966cm" svg:y="0.379cm" svg:width="13.315cm" svg:height="6.826cm"/>
          <chart:axis chart:dimension="x" chart:name="primary-x" chart:style-name="ch3">
            <chart:title svg:x="7.529cm" svg:y="8.033cm" chart:style-name="ch4">
              <text:p>Current (mA)</text:p>
            </chart:title>
          </chart:axis>
          <chart:axis chart:dimension="y" chart:name="primary-y" chart:style-name="ch3">
            <chart:title svg:x="0.451cm" svg:y="5.006cm" chart:style-name="ch5">
              <text:p>Torque (N*m)</text:p>
            </chart:title>
            <chart:grid chart:style-name="ch6" chart:class="major"/>
          </chart:axis>
          <chart:series chart:style-name="ch7" chart:values-cell-range-address="Sheet2.F2:Sheet2.F441" chart:label-cell-address="Sheet2.F1:Sheet2.F1" chart:class="chart:scatter">
            <chart:domain table:cell-range-address="Sheet2.D2:Sheet2.D441"/>
            <chart:data-point chart:repeated="4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rque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.62">
                <text:p>18.62</text:p>
                <draw:g>
                  <svg:desc>Sheet2.D2:Sheet2.D441</svg:desc>
                </draw:g>
              </table:table-cell>
              <table:table-cell office:value-type="float" office:value="0">
                <text:p>0</text:p>
                <draw:g>
                  <svg:desc>Sheet2.F2:Sheet2.F4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62">
                <text:p>18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62">
                <text:p>18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62">
                <text:p>18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62">
                <text:p>18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62">
                <text:p>18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31">
                <text:p>9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31">
                <text:p>9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.41">
                <text:p>102.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31">
                <text:p>9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.86">
                <text:p>55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5.17">
                <text:p>65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.93">
                <text:p>2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.24">
                <text:p>37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.62">
                <text:p>18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.55">
                <text:p>46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.24">
                <text:p>37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8.26">
                <text:p>158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.31">
                <text:p>9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.31">
                <text:p>9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1.03">
                <text:p>121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5.17">
                <text:p>65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2.41">
                <text:p>102.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1.36">
                <text:p>251.3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.55">
                <text:p>46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2.74">
                <text:p>232.7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3.79">
                <text:p>83.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2.74">
                <text:p>232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0.34">
                <text:p>13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6.55">
                <text:p>46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6.55">
                <text:p>46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1.03">
                <text:p>121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7.24">
                <text:p>37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8.26">
                <text:p>158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4.81">
                <text:p>204.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9.63">
                <text:p>409.6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.62">
                <text:p>18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68.21">
                <text:p>968.21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.31">
                <text:p>9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43.32">
                <text:p>1843.32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59.21">
                <text:p>1359.21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64.03">
                <text:p>1564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01.58">
                <text:p>2001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43">
                <text:p>1443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24.7">
                <text:p>1824.7</text:p>
              </table:table-cell>
              <table:table-cell office:value-type="float" office:value="45.36">
                <text:p>45.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68.52">
                <text:p>1368.52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89.87">
                <text:p>1889.87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08.17">
                <text:p>1508.17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4.48">
                <text:p>74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59.21">
                <text:p>1359.21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31.6">
                <text:p>1731.6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94.05">
                <text:p>1294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49.27">
                <text:p>549.27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36.1">
                <text:p>1536.1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88.92">
                <text:p>688.92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21.66">
                <text:p>921.66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51.99">
                <text:p>1051.99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66.43">
                <text:p>1666.43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77.2">
                <text:p>577.2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2.41">
                <text:p>102.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4.12">
                <text:p>214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5.86">
                <text:p>55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.31">
                <text:p>9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16.53">
                <text:p>316.5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8.26">
                <text:p>158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7.91">
                <text:p>297.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4.81">
                <text:p>204.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1.72">
                <text:p>11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0.34">
                <text:p>13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5.86">
                <text:p>55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25.84">
                <text:p>325.8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7.24">
                <text:p>37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2.74">
                <text:p>232.7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7.91">
                <text:p>297.91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.31">
                <text:p>9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25.84">
                <text:p>325.8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3.79">
                <text:p>83.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8.26">
                <text:p>158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65.48">
                <text:p>465.4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5.86">
                <text:p>55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49.27">
                <text:p>549.27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44.46">
                <text:p>344.4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4.48">
                <text:p>74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4.81">
                <text:p>204.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7.24">
                <text:p>37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6.55">
                <text:p>46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4.48">
                <text:p>74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6.55">
                <text:p>46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00.32">
                <text:p>400.3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5.17">
                <text:p>65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.31">
                <text:p>9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3.79">
                <text:p>83.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5.86">
                <text:p>55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.31">
                <text:p>9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7.93">
                <text:p>2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.17">
                <text:p>65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3.1">
                <text:p>9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6.55">
                <text:p>46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2.41">
                <text:p>102.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.31">
                <text:p>9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.31">
                <text:p>9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7.93">
                <text:p>2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5.17">
                <text:p>65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8.62">
                <text:p>18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8.62">
                <text:p>18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.31">
                <text:p>9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8.62">
                <text:p>18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.31">
                <text:p>9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9.65">
                <text:p>139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2.E2:Sheet2.E441 Sheet2.C1:Sheet2.C441" chart:data-source-has-labels="row" svg:x="1.318cm" svg:y="0.18cm" svg:width="14.362cm" svg:height="7.672cm">
          <chartooo:coordinate-region svg:x="2.085cm" svg:y="0.301cm" svg:width="13.342cm" svg:height="7.274cm"/>
          <chart:axis chart:dimension="x" chart:name="primary-x" chart:style-name="ch3">
            <chart:title svg:x="8.051cm" svg:y="8.033cm" chart:style-name="ch4">
              <text:p>PWM</text:p>
            </chart:title>
          </chart:axis>
          <chart:axis chart:dimension="y" chart:name="primary-y" chart:style-name="ch3">
            <chart:title svg:x="0.451cm" svg:y="4.424cm" chart:style-name="ch5">
              <text:p>RPM</text:p>
            </chart:title>
            <chart:grid chart:style-name="ch6" chart:class="major"/>
          </chart:axis>
          <chart:series chart:style-name="ch7" chart:values-cell-range-address="Sheet2.C2:Sheet2.C441" chart:label-cell-address="Sheet2.C1:Sheet2.C1" chart:class="chart:scatter">
            <chart:domain table:cell-range-address="Sheet2.E2:Sheet2.E441"/>
            <chart:data-point chart:repeated="4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RPM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7">
                <text:p>0.17</text:p>
                <draw:g>
                  <svg:desc>Sheet2.E2:Sheet2.E441</svg:desc>
                </draw:g>
              </table:table-cell>
              <table:table-cell office:value-type="float" office:value="11.31">
                <text:p>11.31</text:p>
                <draw:g>
                  <svg:desc>Sheet2.C2:Sheet2.C4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">
                <text:p>0.09</text:p>
              </table:table-cell>
              <table:table-cell office:value-type="float" office:value="13.13">
                <text:p>13.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">
                <text:p>0.09</text:p>
              </table:table-cell>
              <table:table-cell office:value-type="float" office:value="13.13">
                <text:p>13.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1">
                <text:p>0.2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3">
                <text:p>0.33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4">
                <text:p>0.44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1">
                <text:p>0.2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3">
                <text:p>0.33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3">
                <text:p>0.33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4">
                <text:p>0.44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4">
                <text:p>0.44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">
                <text:p>0.3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7">
                <text:p>0.57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1">
                <text:p>0.2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4">
                <text:p>0.44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7">
                <text:p>0.57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7">
                <text:p>0.57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4">
                <text:p>0.44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4">
                <text:p>0.44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7">
                <text:p>0.57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8">
                <text:p>0.18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7">
                <text:p>0.57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9">
                <text:p>0.09</text:p>
              </table:table-cell>
              <table:table-cell office:value-type="float" office:value="13.13">
                <text:p>13.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4">
                <text:p>0.84</text:p>
              </table:table-cell>
              <table:table-cell office:value-type="float" office:value="-2.83">
                <text:p>-2.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8">
                <text:p>0.18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7">
                <text:p>0.97</text:p>
              </table:table-cell>
              <table:table-cell office:value-type="float" office:value="-5.66">
                <text:p>-5.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5">
                <text:p>0.05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-8.48">
                <text:p>-8.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-8.48">
                <text:p>-8.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-8.48">
                <text:p>-8.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-8.48">
                <text:p>-8.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6">
                <text:p>0.96</text:p>
              </table:table-cell>
              <table:table-cell office:value-type="float" office:value="-5.66">
                <text:p>-5.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-8.48">
                <text:p>-8.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18.38">
                <text:p>18.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-11.31">
                <text:p>-11.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7">
                <text:p>0.97</text:p>
              </table:table-cell>
              <table:table-cell office:value-type="float" office:value="-5.66">
                <text:p>-5.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8">
                <text:p>0.18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-8.48">
                <text:p>-8.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8">
                <text:p>0.18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28.28">
                <text:p>28.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6">
                <text:p>0.96</text:p>
              </table:table-cell>
              <table:table-cell office:value-type="float" office:value="-5.66">
                <text:p>-5.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3">
                <text:p>0.83</text:p>
              </table:table-cell>
              <table:table-cell office:value-type="float" office:value="-2.83">
                <text:p>-2.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7">
                <text:p>0.97</text:p>
              </table:table-cell>
              <table:table-cell office:value-type="float" office:value="-5.66">
                <text:p>-5.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3">
                <text:p>0.83</text:p>
              </table:table-cell>
              <table:table-cell office:value-type="float" office:value="-2.83">
                <text:p>-2.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3">
                <text:p>0.83</text:p>
              </table:table-cell>
              <table:table-cell office:value-type="float" office:value="-2.63">
                <text:p>-2.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3">
                <text:p>0.83</text:p>
              </table:table-cell>
              <table:table-cell office:value-type="float" office:value="-2.83">
                <text:p>-2.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7">
                <text:p>0.97</text:p>
              </table:table-cell>
              <table:table-cell office:value-type="float" office:value="-5.66">
                <text:p>-5.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4">
                <text:p>0.44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7">
                <text:p>0.57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6">
                <text:p>0.46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7">
                <text:p>0.57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7">
                <text:p>0.57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7">
                <text:p>0.57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1">
                <text:p>0.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">
                <text:p>0.3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57">
                <text:p>0.57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6">
                <text:p>0.46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7">
                <text:p>0.57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7">
                <text:p>0.57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">
                <text:p>0.3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57">
                <text:p>0.57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8">
                <text:p>0.18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">
                <text:p>0.3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7">
                <text:p>0.57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8">
                <text:p>0.18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">
                <text:p>0.3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7">
                <text:p>0.57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7">
                <text:p>0.57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4">
                <text:p>0.34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4">
                <text:p>0.44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4">
                <text:p>0.44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4">
                <text:p>0.44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7">
                <text:p>0.57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1">
                <text:p>0.2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7">
                <text:p>0.57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8">
                <text:p>0.18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4">
                <text:p>0.44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3">
                <text:p>0.33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9">
                <text:p>0.09</text:p>
              </table:table-cell>
              <table:table-cell office:value-type="float" office:value="13.13">
                <text:p>13.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3">
                <text:p>0.33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18.38">
                <text:p>18.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21">
                <text:p>0.2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21">
                <text:p>0.2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4">
                <text:p>0.44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1">
                <text:p>0.2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3">
                <text:p>0.33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1">
                <text:p>0.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9">
                <text:p>0.09</text:p>
              </table:table-cell>
              <table:table-cell office:value-type="float" office:value="13.13">
                <text:p>13.1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7">
                <text:p>0.1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4">
                <text:p>0.04</text:p>
              </table:table-cell>
              <table:table-cell office:value-type="float" office:value="14.14">
                <text:p>14.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